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5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7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8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49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1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2" style:family="paragraph" style:parent-style-name="Text_20_body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4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72bf86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Liberation Sans" fo:font-size="13.3000001907349pt" fo:language="es" fo:country="ES" fo:font-style="italic" fo:font-weight="bold" officeooo:rsid="005c864d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7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8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59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Liberation Sans" fo:font-size="13.3000001907349pt" fo:language="es" fo:country="ES" fo:font-style="italic" fo:font-weight="bold" officeooo:rsid="0068281f" officeooo:paragraph-rsid="006ce82a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4ba3d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3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4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5d7979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5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37959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6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68281f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7" style:family="paragraph" style:parent-style-name="Text_20_body">
      <style:text-properties style:font-name="Liberation Sans" fo:font-size="13.3000001907349pt" fo:language="es" fo:country="ES" fo:font-style="italic" fo:font-weight="normal" officeooo:rsid="00655c17" officeooo:paragraph-rsid="0037959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68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P69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5" style:font-size-complex="8pt" style:font-style-complex="normal" style:font-weight-complex="normal"/>
    </style:style>
    <style:style style:name="P70" style:family="paragraph" style:parent-style-name="Preformatted_20_Text">
      <style:paragraph-properties fo:margin-top="0cm" fo:margin-bottom="0.499cm" style:contextual-spacing="false"/>
    </style:style>
    <style:style style:name="P71" style:family="paragraph" style:parent-style-name="Text_20_body">
      <style:text-properties officeooo:rsid="00184efa" officeooo:paragraph-rsid="0037959b"/>
    </style:style>
    <style:style style:name="P72" style:family="paragraph" style:parent-style-name="Text_20_body">
      <style:text-properties fo:language="es" fo:country="ES" officeooo:rsid="000d24bf" officeooo:paragraph-rsid="0037959b"/>
    </style:style>
    <style:style style:name="P73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74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75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76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77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78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79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80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81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82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83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84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85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86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87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88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89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90" style:family="paragraph" style:parent-style-name="Text_20_body">
      <style:text-properties fo:language="es" fo:country="ES" officeooo:paragraph-rsid="0037959b"/>
    </style:style>
    <style:style style:name="P91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92" style:family="paragraph" style:parent-style-name="Text_20_body">
      <style:text-properties officeooo:paragraph-rsid="0037959b"/>
    </style:style>
    <style:style style:name="P93" style:family="paragraph" style:parent-style-name="Title">
      <style:text-properties officeooo:rsid="00357acd" officeooo:paragraph-rsid="00357acd"/>
    </style:style>
    <style:style style:name="P94" style:family="paragraph" style:parent-style-name="Text_20_body">
      <style:text-properties officeooo:rsid="00357acd" officeooo:paragraph-rsid="00357acd"/>
    </style:style>
    <style:style style:name="P95" style:family="paragraph" style:parent-style-name="Text_20_body">
      <style:text-properties officeooo:paragraph-rsid="0043c48d"/>
    </style:style>
    <style:style style:name="P96" style:family="paragraph" style:parent-style-name="Text_20_body">
      <style:text-properties officeooo:rsid="004db9a3" officeooo:paragraph-rsid="004db9a3"/>
    </style:style>
    <style:style style:name="P97" style:family="paragraph" style:parent-style-name="Heading_20_4">
      <style:text-properties officeooo:rsid="004ba3dd" officeooo:paragraph-rsid="004d9133"/>
    </style:style>
    <style:style style:name="P98" style:family="paragraph" style:parent-style-name="Text_20_body">
      <style:text-properties officeooo:paragraph-rsid="004ba3dd"/>
    </style:style>
    <style:style style:name="P99" style:family="paragraph" style:parent-style-name="Text_20_body">
      <style:text-properties fo:color="#6a9955" loext:opacity="100%" style:font-name="Droid Sans Mono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00" style:family="paragraph" style:parent-style-name="Text_20_body">
      <style:text-properties officeooo:rsid="00655c17" officeooo:paragraph-rsid="00655c17"/>
    </style:style>
    <style:style style:name="P101" style:family="paragraph" style:parent-style-name="Title">
      <style:paragraph-properties fo:break-before="page"/>
    </style:style>
    <style:style style:name="P102" style:family="paragraph" style:parent-style-name="Standard">
      <style:text-properties officeooo:paragraph-rsid="006b45db"/>
    </style:style>
    <style:style style:name="P103" style:family="paragraph" style:parent-style-name="Text_20_body">
      <style:text-properties officeooo:paragraph-rsid="006b45db"/>
    </style:style>
    <style:style style:name="P104" style:family="paragraph" style:parent-style-name="Text_20_body">
      <style:text-properties officeooo:paragraph-rsid="005c864d"/>
    </style:style>
    <style:style style:name="P105" style:family="paragraph" style:parent-style-name="Text_20_body">
      <style:text-properties officeooo:rsid="006ce82a" officeooo:paragraph-rsid="006ce82a"/>
    </style:style>
    <style:style style:name="P106" style:family="paragraph" style:parent-style-name="Text_20_body">
      <style:text-properties officeooo:paragraph-rsid="006ce82a"/>
    </style:style>
    <style:style style:name="P107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5" style:font-size-complex="18.2000007629395pt" style:font-weight-complex="bold"/>
    </style:style>
    <style:style style:name="P108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P109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10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11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112" style:family="paragraph" style:parent-style-name="Heading_20_2">
      <style:paragraph-properties fo:break-before="page"/>
      <style:text-properties officeooo:rsid="004ba3dd" officeooo:paragraph-rsid="004ba3dd"/>
    </style:style>
    <style:style style:name="P113" style:family="paragraph" style:parent-style-name="Heading_20_2" style:list-style-name="">
      <style:text-properties officeooo:rsid="004ba3dd" officeooo:paragraph-rsid="005c864d"/>
    </style:style>
    <style:style style:name="P114" style:family="paragraph" style:parent-style-name="Heading_20_2">
      <style:paragraph-properties fo:break-before="page"/>
      <style:text-properties officeooo:rsid="004ba3dd" officeooo:paragraph-rsid="005c864d"/>
    </style:style>
    <style:style style:name="P115" style:family="paragraph" style:parent-style-name="Heading_20_3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16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5" style:font-size-complex="14.1000003814697pt" style:font-weight-complex="bold"/>
    </style:style>
    <style:style style:name="P117" style:family="paragraph" style:parent-style-name="Heading_20_3">
      <style:text-properties officeooo:rsid="00256346" officeooo:paragraph-rsid="00256346"/>
    </style:style>
    <style:style style:name="P118" style:family="paragraph" style:parent-style-name="Heading_20_3">
      <style:text-properties officeooo:paragraph-rsid="00265d7b"/>
    </style:style>
    <style:style style:name="P119" style:family="paragraph" style:parent-style-name="Heading_20_4" style:list-style-name="L1">
      <style:text-properties officeooo:paragraph-rsid="0069c01e"/>
    </style:style>
    <style:style style:name="P120" style:family="paragraph" style:parent-style-name="Heading_20_4" style:list-style-name="L1">
      <style:text-properties officeooo:paragraph-rsid="006f6138"/>
    </style:style>
    <style:style style:name="P121" style:family="paragraph" style:parent-style-name="Heading_20_4" style:list-style-name="L1">
      <style:text-properties style:font-name="Liberation Sans" fo:font-size="13.3000001907349pt" fo:language="es" fo:country="ES" fo:font-style="normal" fo:font-weight="normal" officeooo:rsid="005c864d" officeooo:paragraph-rsid="0069c01e" style:font-name-asian="Noto Sans CJK SC1" style:font-size-asian="13.3000001907349pt" style:font-style-asian="normal" style:font-weight-asian="normal" style:font-name-complex="Lohit Devanagari5" style:font-size-complex="13.3000001907349pt" style:font-style-complex="normal" style:font-weight-complex="normal"/>
    </style:style>
    <style:style style:name="P122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757912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23" style:family="paragraph" style:parent-style-name="Heading_20_4" style:list-style-name="L1">
      <style:text-properties fo:color="#666666" loext:opacity="100%" fo:font-size="10pt" officeooo:paragraph-rsid="0069c01e" style:font-size-asian="10pt" style:font-size-complex="10pt"/>
    </style:style>
    <style:style style:name="P124" style:family="paragraph" style:parent-style-name="Heading_20_4" style:list-style-name="L1">
      <style:text-properties fo:color="#dcdcaa" loext:opacity="100%" style:font-name="Droid Sans Mono" fo:font-size="10.5pt" fo:language="es" fo:country="ES" fo:font-style="italic" fo:font-weight="normal" officeooo:rsid="005c864d" officeooo:paragraph-rsid="0069c01e" fo:background-color="#1e1e1e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25" style:family="paragraph" style:parent-style-name="Heading_20_4">
      <style:text-properties officeooo:rsid="004ba3dd" officeooo:paragraph-rsid="00757912"/>
    </style:style>
    <style:style style:name="P126" style:family="paragraph" style:parent-style-name="Standard" style:list-style-name="L2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127" style:family="paragraph" style:parent-style-name="Standard" style:list-style-name="L2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128" style:family="paragraph" style:parent-style-name="Standard" style:list-style-name="L2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757912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30" style:family="paragraph" style:parent-style-name="Text_20_body">
      <style:text-properties officeooo:rsid="0074a143" officeooo:paragraph-rsid="0074a143"/>
    </style:style>
    <style:style style:name="P131" style:family="paragraph" style:parent-style-name="Text_20_body">
      <style:text-properties officeooo:paragraph-rsid="0074a143"/>
    </style:style>
    <style:style style:name="P132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757912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P133" style:family="paragraph" style:parent-style-name="Text_20_body">
      <style:text-properties style:font-name="Liberation Sans" fo:font-size="13.3000001907349pt" fo:language="es" fo:country="ES" fo:font-style="italic" fo:font-weight="bold" officeooo:rsid="0068281f" officeooo:paragraph-rsid="0074a14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P134" style:family="paragraph" style:parent-style-name="Title">
      <style:paragraph-properties fo:break-before="page"/>
      <style:text-properties officeooo:rsid="0074a143" officeooo:paragraph-rsid="0074a143"/>
    </style:style>
    <style:style style:name="P135" style:family="paragraph">
      <style:text-properties style:font-name="F" fo:font-size="12pt"/>
    </style:style>
    <style:style style:name="P136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37" style:family="paragraph">
      <loext:graphic-properties draw:fill="solid" draw:fill-color="#dddddd" draw:opacity="50%"/>
      <style:paragraph-properties style:writing-mode="lr-tb"/>
      <style:text-properties fo:font-size="10.5pt" fo:font-style="italic" style:font-size-asian="10.5pt" style:font-style-asian="italic" style:font-weight-asian="bold" style:font-size-complex="10.5pt" style:font-style-complex="italic" style:font-weight-complex="bold"/>
    </style:style>
    <style:style style:name="P138" style:family="paragraph">
      <style:paragraph-properties fo:text-align="start"/>
    </style:style>
    <style:style style:name="P139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0" style:family="paragraph">
      <style:paragraph-properties fo:margin-top="0cm" fo:margin-bottom="0.499cm"/>
    </style:style>
    <style:style style:name="P141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42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officeooo:rsid="0074a143" style:font-style-asian="italic" style:font-style-complex="italic"/>
    </style:style>
    <style:style style:name="T5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0b3d" style:font-style-asian="normal" style:font-style-complex="normal"/>
    </style:style>
    <style:style style:name="T9" style:family="text">
      <style:text-properties fo:font-style="normal" officeooo:rsid="0019c4b1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e7ca" style:font-weight-asian="normal" style:font-weight-complex="normal"/>
    </style:style>
    <style:style style:name="T17" style:family="text">
      <style:text-properties fo:font-weight="normal" officeooo:rsid="001fe58e" style:font-weight-asian="normal" style:font-weight-complex="normal"/>
    </style:style>
    <style:style style:name="T18" style:family="text">
      <style:text-properties fo:font-weight="normal" officeooo:rsid="0012326c" style:font-weight-asian="normal" style:font-weight-complex="normal"/>
    </style:style>
    <style:style style:name="T19" style:family="text">
      <style:text-properties fo:font-weight="normal" officeooo:rsid="001b95e1" style:font-weight-asian="normal" style:font-weight-complex="normal"/>
    </style:style>
    <style:style style:name="T20" style:family="text">
      <style:text-properties fo:font-weight="normal" officeooo:rsid="0043c48d" style:font-weight-asian="normal" style:font-weight-complex="normal"/>
    </style:style>
    <style:style style:name="T21" style:family="text">
      <style:text-properties fo:font-weight="normal" officeooo:rsid="0044f807" style:font-weight-asian="normal" style:font-weight-complex="normal"/>
    </style:style>
    <style:style style:name="T22" style:family="text">
      <style:text-properties fo:font-weight="normal" officeooo:rsid="006cc26a" style:font-weight-asian="normal" style:font-weight-complex="normal"/>
    </style:style>
    <style:style style:name="T23" style:family="text">
      <style:text-properties officeooo:rsid="00265d7b"/>
    </style:style>
    <style:style style:name="T24" style:family="text">
      <style:text-properties officeooo:rsid="001de7ca"/>
    </style:style>
    <style:style style:name="T25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6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7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8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9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5" style:font-size-complex="16.1000003814697pt" style:font-weight-complex="bold"/>
    </style:style>
    <style:style style:name="T30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5" style:font-size-complex="13.3000001907349pt" style:font-style-complex="italic"/>
    </style:style>
    <style:style style:name="T31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5" style:font-size-complex="13.3000001907349pt" style:font-style-complex="italic"/>
    </style:style>
    <style:style style:name="T32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3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4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5" style:family="text">
      <style:text-properties style:font-name="Liberation Sans" fo:font-size="13.3000001907349pt" fo:language="es" fo:country="ES" fo:font-style="italic" fo:font-weight="bold" officeooo:rsid="005c864d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6" style:family="text">
      <style:text-properties style:font-name="Liberation Sans" fo:font-size="13.3000001907349pt" fo:language="es" fo:country="ES" fo:font-style="italic" fo:font-weight="bold" officeooo:rsid="000a42eb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7" style:family="text">
      <style:text-properties style:font-name="Liberation Sans" fo:font-size="13.3000001907349pt" fo:language="es" fo:country="ES" fo:font-style="italic" fo:font-weight="bold" officeooo:rsid="006f6138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8" style:family="text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39" style:family="text">
      <style:text-properties style:font-name="Liberation Sans" fo:font-size="13.3000001907349pt" fo:language="es" fo:country="ES" fo:font-style="italic" fo:font-weight="bold" officeooo:rsid="00757912" style:font-name-asian="Noto Sans CJK SC1" style:font-size-asian="13.3000001907349pt" style:font-style-asian="italic" style:font-weight-asian="bold" style:font-name-complex="Lohit Devanagari5" style:font-size-complex="13.3000001907349pt" style:font-style-complex="italic" style:font-weight-complex="bold"/>
    </style:style>
    <style:style style:name="T40" style:family="text">
      <style:text-properties style:font-name="Liberation Sans" fo:font-size="13.3000001907349pt" fo:language="es" fo:country="ES" fo:font-style="italic" fo:font-weight="normal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T41" style:family="text">
      <style:text-properties style:font-name="Liberation Sans" fo:font-size="13.3000001907349pt" fo:language="es" fo:country="ES" fo:font-style="italic" fo:font-weight="normal" officeooo:rsid="005c864d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T42" style:family="text">
      <style:text-properties style:font-name="Liberation Sans" fo:font-size="13.3000001907349pt" fo:language="es" fo:country="ES" fo:font-style="italic" fo:font-weight="normal" officeooo:rsid="000a42eb" style:font-name-asian="Noto Sans CJK SC1" style:font-size-asian="13.3000001907349pt" style:font-style-asian="italic" style:font-weight-asian="normal" style:font-name-complex="Lohit Devanagari5" style:font-size-complex="13.3000001907349pt" style:font-style-complex="italic" style:font-weight-complex="normal"/>
    </style:style>
    <style:style style:name="T43" style:family="text">
      <style:text-properties style:font-name="Liberation Sans" fo:font-size="13.3000001907349pt" fo:language="es" fo:country="ES" fo:font-style="normal" fo:font-weight="normal" officeooo:rsid="005c864d" style:font-name-asian="Noto Sans CJK SC1" style:font-size-asian="13.3000001907349pt" style:font-style-asian="normal" style:font-weight-asian="normal" style:font-name-complex="Lohit Devanagari5" style:font-size-complex="13.3000001907349pt" style:font-style-complex="normal" style:font-weight-complex="normal"/>
    </style:style>
    <style:style style:name="T44" style:family="text">
      <style:text-properties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5" style:font-size-complex="13.3000001907349pt" style:font-style-complex="normal" style:font-weight-complex="bold"/>
    </style:style>
    <style:style style:name="T45" style:family="text">
      <style:text-properties style:font-name="Liberation Sans" fo:language="es" fo:country="ES" fo:font-style="normal" fo:font-weight="normal" officeooo:rsid="005c864d" style:font-name-asian="Noto Sans CJK SC1" style:font-style-asian="normal" style:font-weight-asian="normal" style:font-name-complex="Lohit Devanagari5" style:font-style-complex="normal" style:font-weight-complex="normal"/>
    </style:style>
    <style:style style:name="T46" style:family="text">
      <style:text-properties style:font-name="Liberation Sans" fo:language="es" fo:country="ES" fo:font-style="normal" fo:font-weight="bold" officeooo:rsid="005c864d" style:font-name-asian="Noto Sans CJK SC1" style:font-style-asian="normal" style:font-weight-asian="bold" style:font-name-complex="Lohit Devanagari5" style:font-style-complex="normal" style:font-weight-complex="bold"/>
    </style:style>
    <style:style style:name="T47" style:family="text">
      <style:text-properties officeooo:rsid="0031a42a"/>
    </style:style>
    <style:style style:name="T48" style:family="text">
      <style:text-properties officeooo:rsid="00357acd"/>
    </style:style>
    <style:style style:name="T49" style:family="text">
      <style:text-properties style:font-name="Liberation Serif1" style:font-name-asian="Noto Serif CJK SC2" style:font-size-asian="12pt" style:font-name-complex="Lohit Devanagari5" style:font-size-complex="12pt"/>
    </style:style>
    <style:style style:name="T50" style:family="text">
      <style:text-properties style:font-name="Liberation Serif1" officeooo:rsid="0036771d" style:font-name-asian="Noto Serif CJK SC2" style:font-size-asian="12pt" style:font-name-complex="Lohit Devanagari5" style:font-size-complex="12pt"/>
    </style:style>
    <style:style style:name="T51" style:family="text">
      <style:text-properties officeooo:rsid="0012326c"/>
    </style:style>
    <style:style style:name="T52" style:family="text">
      <style:text-properties officeooo:rsid="00117d98"/>
    </style:style>
    <style:style style:name="T53" style:family="text">
      <style:text-properties fo:language="es" fo:country="ES"/>
    </style:style>
    <style:style style:name="T54" style:family="text">
      <style:text-properties fo:language="es" fo:country="ES" fo:font-weight="bold" officeooo:rsid="00117d98" style:font-weight-asian="bold" style:font-weight-complex="bold"/>
    </style:style>
    <style:style style:name="T55" style:family="text">
      <style:text-properties fo:language="es" fo:country="ES" fo:font-weight="bold" officeooo:rsid="0012326c" style:font-weight-asian="bold" style:font-weight-complex="bold"/>
    </style:style>
    <style:style style:name="T56" style:family="text">
      <style:text-properties fo:language="es" fo:country="ES" fo:font-weight="normal" officeooo:rsid="00117d98" style:font-weight-asian="normal" style:font-weight-complex="normal"/>
    </style:style>
    <style:style style:name="T57" style:family="text">
      <style:text-properties fo:language="es" fo:country="ES" fo:font-weight="normal" officeooo:rsid="00564bbe" style:font-weight-asian="normal" style:font-weight-complex="normal"/>
    </style:style>
    <style:style style:name="T58" style:family="text">
      <style:text-properties fo:language="es" fo:country="ES" fo:font-weight="normal" officeooo:rsid="0013a45f" style:font-weight-asian="normal" style:font-weight-complex="normal"/>
    </style:style>
    <style:style style:name="T59" style:family="text">
      <style:text-properties fo:language="es" fo:country="ES" fo:font-weight="normal" officeooo:rsid="0012326c" style:font-weight-asian="normal" style:font-weight-complex="normal"/>
    </style:style>
    <style:style style:name="T60" style:family="text">
      <style:text-properties fo:language="es" fo:country="ES" officeooo:rsid="00158f90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117d98" style:font-weight-asian="bold" style:font-weight-complex="bold"/>
    </style:style>
    <style:style style:name="T63" style:family="text">
      <style:text-properties fo:font-weight="bold" officeooo:rsid="0012326c" style:font-weight-asian="bold" style:font-weight-complex="bold"/>
    </style:style>
    <style:style style:name="T64" style:family="text">
      <style:text-properties fo:font-weight="bold" officeooo:rsid="0043c48d" style:font-weight-asian="bold" style:font-weight-complex="bold"/>
    </style:style>
    <style:style style:name="T65" style:family="text">
      <style:text-properties fo:font-weight="bold" officeooo:rsid="0044f807" style:font-weight-asian="bold" style:font-weight-complex="bold"/>
    </style:style>
    <style:style style:name="T66" style:family="text">
      <style:text-properties fo:font-weight="bold" officeooo:rsid="006b45db" style:font-weight-asian="bold" style:font-weight-complex="bold"/>
    </style:style>
    <style:style style:name="T67" style:family="text">
      <style:text-properties fo:font-weight="bold" officeooo:rsid="006cc26a" style:font-weight-asian="bold" style:font-weight-complex="bold"/>
    </style:style>
    <style:style style:name="T68" style:family="text">
      <style:text-properties fo:font-weight="bold" officeooo:rsid="006ce82a" style:font-weight-asian="bold" style:font-weight-complex="bold"/>
    </style:style>
    <style:style style:name="T69" style:family="text">
      <style:text-properties fo:font-weight="bold" officeooo:rsid="00714683" style:font-weight-asian="bold" style:font-weight-complex="bold"/>
    </style:style>
    <style:style style:name="T70" style:family="text">
      <style:text-properties fo:font-weight="bold" officeooo:rsid="0074a143" style:font-weight-asian="bold" style:font-weight-complex="bold"/>
    </style:style>
    <style:style style:name="T71" style:family="text">
      <style:text-properties officeooo:rsid="0012c25e"/>
    </style:style>
    <style:style style:name="T72" style:family="text">
      <style:text-properties officeooo:rsid="00158f90"/>
    </style:style>
    <style:style style:name="T73" style:family="text">
      <style:text-properties officeooo:rsid="00149663"/>
    </style:style>
    <style:style style:name="T74" style:family="text">
      <style:text-properties officeooo:rsid="0013a45f"/>
    </style:style>
    <style:style style:name="T75" style:family="text">
      <style:text-properties officeooo:rsid="001b95e1"/>
    </style:style>
    <style:style style:name="T76" style:family="text">
      <style:text-properties fo:color="#c9211e" loext:opacity="100%" fo:language="es" fo:country="ES"/>
    </style:style>
    <style:style style:name="T77" style:family="text">
      <style:text-properties fo:color="#c9211e" loext:opacity="100%" fo:language="es" fo:country="ES" officeooo:rsid="001b95e1"/>
    </style:style>
    <style:style style:name="T78" style:family="text">
      <style:text-properties fo:color="#c9211e" loext:opacity="100%" fo:language="es" fo:country="ES" officeooo:rsid="00176979"/>
    </style:style>
    <style:style style:name="T79" style:family="text">
      <style:text-properties fo:color="#c9211e" loext:opacity="100%"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5" style:font-size-complex="13.3000001907349pt" style:font-style-complex="normal" style:font-weight-complex="bold"/>
    </style:style>
    <style:style style:name="T80" style:family="text">
      <style:text-properties fo:color="#c9211e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5" style:font-size-complex="10pt" style:font-style-complex="normal" style:font-weight-complex="bold"/>
    </style:style>
    <style:style style:name="T81" style:family="text">
      <style:text-properties fo:color="#158466" loext:opacity="100%" fo:language="es" fo:country="ES"/>
    </style:style>
    <style:style style:name="T82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83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84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85" style:family="text">
      <style:text-properties fo:color="#5983b0" loext:opacity="100%" fo:language="es" fo:country="ES" officeooo:rsid="00158f90"/>
    </style:style>
    <style:style style:name="T86" style:family="text">
      <style:text-properties officeooo:rsid="001815f2"/>
    </style:style>
    <style:style style:name="T87" style:family="text">
      <style:text-properties officeooo:rsid="0039ae00"/>
    </style:style>
    <style:style style:name="T88" style:family="text">
      <style:text-properties style:font-name="FreeMono2" fo:font-size="11pt" fo:font-style="italic" style:font-size-asian="11pt" style:font-style-asian="italic"/>
    </style:style>
    <style:style style:name="T89" style:family="text">
      <style:text-properties style:font-name="FreeMono2" fo:font-size="11pt" fo:font-style="italic" officeooo:rsid="003b3f1d" style:font-size-asian="11pt" style:font-style-asian="italic"/>
    </style:style>
    <style:style style:name="T90" style:family="text">
      <style:text-properties officeooo:rsid="003ec803"/>
    </style:style>
    <style:style style:name="T91" style:family="text">
      <style:text-properties officeooo:rsid="0040b062"/>
    </style:style>
    <style:style style:name="T92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3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94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95" style:family="text">
      <style:text-properties fo:font-size="10pt" fo:font-weight="normal" style:font-size-asian="10pt" style:font-weight-asian="normal" style:font-size-complex="10pt" style:font-weight-complex="normal"/>
    </style:style>
    <style:style style:name="T96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97" style:family="text">
      <style:text-properties officeooo:rsid="0043c48d"/>
    </style:style>
    <style:style style:name="T98" style:family="text">
      <style:text-properties officeooo:rsid="0044f807"/>
    </style:style>
    <style:style style:name="T99" style:family="text">
      <style:text-properties officeooo:rsid="004d9133"/>
    </style:style>
    <style:style style:name="T100" style:family="text">
      <style:text-properties officeooo:rsid="0053fa73"/>
    </style:style>
    <style:style style:name="T101" style:family="text">
      <style:text-properties officeooo:rsid="00562251"/>
    </style:style>
    <style:style style:name="T102" style:family="text">
      <style:text-properties officeooo:rsid="005c864d"/>
    </style:style>
    <style:style style:name="T103" style:family="text">
      <style:text-properties officeooo:rsid="005cf46b"/>
    </style:style>
    <style:style style:name="T104" style:family="text">
      <style:text-properties officeooo:rsid="005d7979"/>
    </style:style>
    <style:style style:name="T105" style:family="text">
      <style:text-properties officeooo:rsid="00655c17"/>
    </style:style>
    <style:style style:name="T106" style:family="text">
      <style:text-properties fo:color="#333333" loext:opacity="100%" style:font-name="FreeMono2" fo:font-size="11pt" fo:font-style="italic" fo:font-weight="bold" style:font-size-asian="11pt" style:font-style-asian="italic" style:font-weight-asian="bold" style:font-weight-complex="bold"/>
    </style:style>
    <style:style style:name="T107" style:family="text">
      <style:text-properties fo:color="#333333" loext:opacity="100%" style:font-name="FreeMono2" fo:font-size="11pt" fo:font-style="italic" fo:font-weight="normal" style:font-size-asian="11pt" style:font-style-asian="italic" style:font-weight-asian="normal" style:font-weight-complex="normal"/>
    </style:style>
    <style:style style:name="T108" style:family="text">
      <style:text-properties officeooo:rsid="0068281f"/>
    </style:style>
    <style:style style:name="T109" style:family="text">
      <style:text-properties fo:color="#666666" loext:opacity="100%" style:font-name="Liberation Sans" fo:font-size="10pt" fo:language="es" fo:country="ES" fo:font-style="normal" fo:font-weight="normal" officeooo:rsid="005c864d" style:font-name-asian="Noto Sans CJK SC1" style:font-size-asian="10pt" style:font-style-asian="normal" style:font-weight-asian="normal" style:font-name-complex="Lohit Devanagari5" style:font-size-complex="10pt" style:font-style-complex="normal" style:font-weight-complex="normal"/>
    </style:style>
    <style:style style:name="T110" style:family="text">
      <style:text-properties fo:color="#666666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5" style:font-size-complex="10pt" style:font-style-complex="normal" style:font-weight-complex="bold"/>
    </style:style>
    <style:style style:name="T111" style:family="text">
      <style:text-properties officeooo:rsid="006b45db"/>
    </style:style>
    <style:style style:name="T112" style:family="text">
      <style:text-properties officeooo:rsid="006ce82a"/>
    </style:style>
    <style:style style:name="T113" style:family="text">
      <style:text-properties fo:font-size="13.3000001907349pt" fo:language="es" fo:country="ES" fo:font-style="italic" fo:font-weight="bold" officeooo:rsid="006f6138" style:font-size-asian="13.3000001907349pt" style:font-style-asian="italic" style:font-weight-asian="bold" style:font-size-complex="13.3000001907349pt" style:font-style-complex="italic" style:font-weight-complex="bold"/>
    </style:style>
    <style:style style:name="T114" style:family="text">
      <style:text-properties officeooo:rsid="00714683"/>
    </style:style>
    <style:style style:name="T115" style:family="text">
      <style:text-properties officeooo:rsid="0072bf86"/>
    </style:style>
    <style:style style:name="T116" style:family="text">
      <style:text-properties officeooo:rsid="0074a143"/>
    </style:style>
    <style:style style:name="T117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18" style:family="text">
      <style:text-properties officeooo:rsid="00757912"/>
    </style:style>
    <style:style style:name="T119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20" style:family="text">
      <style:text-properties fo:color="#333333" loext:opacity="100%" style:font-name="FreeMono" fo:font-size="11pt" fo:font-style="italic" fo:font-weight="bold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21" style:family="text">
      <style:text-properties fo:color="#333333" loext:opacity="100%" style:font-name="FreeMono" fo:font-size="10.5pt" fo:font-style="italic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22" style:family="text">
      <style:text-properties fo:color="#333333" loext:opacity="100%" style:font-name="FreeMono" fo:font-size="10.5pt" fo:font-style="italic" fo:font-weight="bold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23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124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25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26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27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128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129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0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1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32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3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4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135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3.49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3.2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5.82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7.375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2.09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dddddd" draw:opacity="50%" fo:min-height="3.88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93">project-01</text:p>
      <text:h text:style-name="P108" text:outline-level="2">WALLETS</text:h>
      <text:p text:style-name="P68">pre-production <text:s/>networkMagic = <text:s/>1</text:p>
      <text:p text:style-name="Text_20_body"><text:span text:style-name="T48">c</text:span><text:bookmark-start text:name="__DdeLink__1597_4253745435"/><text:span text:style-name="T48">ardano-cli query tip –tesnet-magic </text:span><text:span text:style-name="T87">1</text:span><text:bookmark-end text:name="__DdeLink__1597_4253745435"/></text:p>
      <text:p text:style-name="P94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90">Create </text:span></text:span><text:span text:style-name="Strong_20_Emphasis"><text:span text:style-name="T98">Payment</text:span></text:span><text:span text:style-name="Strong_20_Emphasis"><text:span text:style-name="T90"> key </text:span></text:span><text:span text:style-name="Strong_20_Emphasis"><text:span text:style-name="T91">pair</text:span></text:span><text:span text:style-name="Strong_20_Emphasis">:</text:span></text:h>
      <text:p text:style-name="P37"><text:span text:style-name="Strong_20_Emphasis"><text:span text:style-name="T15">CLI address key-gen --verification-key-file </text:span></text:span><text:span text:style-name="Strong_20_Emphasis"><text:span text:style-name="T61">preprod1.vkey</text:span></text:span><text:span text:style-name="Strong_20_Emphasis"><text:span text:style-name="T15"> --signing-key-file <text:s/></text:span></text:span><text:span text:style-name="Strong_20_Emphasis"><text:span text:style-name="T61">preprod1.</text:span></text:span><text:span text:style-name="Strong_20_Emphasis"><text:span text:style-name="T64">s</text:span></text:span><text:span text:style-name="Strong_20_Emphasis"><text:span text:style-name="T61">key</text:span></text:span><text:span text:style-name="Strong_20_Emphasis"><text:span text:style-name="T15"> </text:span></text:span></text:p>
      <text:p text:style-name="P38"><text:span text:style-name="Strong_20_Emphasis"><text:span text:style-name="T93">pre1</text:span></text:span><text:span text:style-name="Strong_20_Emphasis"><text:span text:style-name="T92">.skey = {</text:span></text:span></text:p>
      <text:p text:style-name="P38"><text:span text:style-name="Strong_20_Emphasis"><text:span text:style-name="T92"><text:s text:c="4"/>"type": "PaymentSigningKeyShelley_ed25519",</text:span></text:span></text:p>
      <text:p text:style-name="P38"><text:span text:style-name="Strong_20_Emphasis"><text:span text:style-name="T92"><text:s text:c="4"/>"description": "Payment Signing Key",</text:span></text:span></text:p>
      <text:p text:style-name="P38"><text:span text:style-name="Strong_20_Emphasis"><text:span text:style-name="T92"><text:s text:c="4"/>"cborHex": "582004ee1edecf932e5f5a7ab035bdd154ca707b4d8099fb78a324d10b620648f414"</text:span></text:span></text:p>
      <text:p text:style-name="P38"><text:span text:style-name="Strong_20_Emphasis"><text:span text:style-name="T92">}</text:span></text:span></text:p>
      <text:p text:style-name="P38"><text:span text:style-name="Strong_20_Emphasis"><text:span text:style-name="T93">pre1</text:span></text:span><text:span text:style-name="Strong_20_Emphasis"><text:span text:style-name="T92">.</text:span></text:span><text:span text:style-name="Strong_20_Emphasis"><text:span text:style-name="T93">v</text:span></text:span><text:span text:style-name="Strong_20_Emphasis"><text:span text:style-name="T92">key = {</text:span></text:span></text:p>
      <text:p text:style-name="P38"><text:span text:style-name="Strong_20_Emphasis"><text:span text:style-name="T92"><text:s text:c="4"/>"type": "PaymentVerificationKeyShelley_ed25519",</text:span></text:span></text:p>
      <text:p text:style-name="P38"><text:span text:style-name="Strong_20_Emphasis"><text:span text:style-name="T92"><text:s text:c="4"/>"description": "Payment Verification Key",</text:span></text:span></text:p>
      <text:p text:style-name="P38"><text:span text:style-name="Strong_20_Emphasis"><text:span text:style-name="T92"><text:s text:c="4"/>"cborHex": "5820912b6a54461b4c99264e3dbdb513b21bc6d12452b29b2b819038490174852121"</text:span></text:span></text:p>
      <text:p text:style-name="P38"><text:span text:style-name="Strong_20_Emphasis"><text:span text:style-name="T92">}</text:span></text:span></text:p>
      <text:h text:style-name="P36" text:outline-level="4"><text:span text:style-name="Strong_20_Emphasis"><text:span text:style-name="T90">Create </text:span></text:span><text:span text:style-name="Strong_20_Emphasis"><text:span text:style-name="T98">Stake</text:span></text:span><text:span text:style-name="Strong_20_Emphasis"><text:span text:style-name="T90"> key </text:span></text:span><text:span text:style-name="Strong_20_Emphasis"><text:span text:style-name="T91">pair</text:span></text:span><text:span text:style-name="Strong_20_Emphasis">:</text:span></text:h>
      <text:p text:style-name="P37"><text:span text:style-name="Strong_20_Emphasis"><text:span text:style-name="T15">CLI </text:span></text:span><text:span text:style-name="Strong_20_Emphasis"><text:span text:style-name="T20">stake-</text:span></text:span><text:span text:style-name="Strong_20_Emphasis"><text:span text:style-name="T15">address key-gen --verification-key-file </text:span></text:span><text:span text:style-name="Strong_20_Emphasis"><text:span text:style-name="T64">stakepre1</text:span></text:span><text:span text:style-name="Strong_20_Emphasis"><text:span text:style-name="T61">.vkey</text:span></text:span><text:span text:style-name="Strong_20_Emphasis"><text:span text:style-name="T15"> --signing-key-file <text:s/></text:span></text:span><text:span text:style-name="Strong_20_Emphasis"><text:span text:style-name="T64">stakepre1</text:span></text:span><text:span text:style-name="Strong_20_Emphasis"><text:span text:style-name="T61">.</text:span></text:span><text:span text:style-name="Strong_20_Emphasis"><text:span text:style-name="T64">s</text:span></text:span><text:span text:style-name="Strong_20_Emphasis"><text:span text:style-name="T61">key</text:span></text:span><text:span text:style-name="Strong_20_Emphasis"><text:span text:style-name="T15"> </text:span></text:span></text:p>
      <text:p text:style-name="P38"><text:span text:style-name="Strong_20_Emphasis"><text:span text:style-name="T92">stake</text:span></text:span><text:span text:style-name="Strong_20_Emphasis"><text:span text:style-name="T93">pre</text:span></text:span><text:span text:style-name="Strong_20_Emphasis"><text:span text:style-name="T92">1.skey = {</text:span></text:span></text:p>
      <text:p text:style-name="P38"><text:span text:style-name="Strong_20_Emphasis"><text:span text:style-name="T92"><text:s text:c="4"/>"type": "StakeSigningKeyShelley_ed25519",</text:span></text:span></text:p>
      <text:p text:style-name="P38"><text:span text:style-name="Strong_20_Emphasis"><text:span text:style-name="T92"><text:s text:c="4"/>"description": "Stake Signing Key",</text:span></text:span></text:p>
      <text:p text:style-name="P38"><text:span text:style-name="Strong_20_Emphasis"><text:span text:style-name="T92"><text:s text:c="4"/>"cborHex": "582034f9047e76d11612c21f3c5cb03fdcac980c83f24c24bd8da1b48cb94448825b"</text:span></text:span></text:p>
      <text:p text:style-name="P38"><text:span text:style-name="Strong_20_Emphasis"><text:span text:style-name="T92">}</text:span></text:span></text:p>
      <text:p text:style-name="P38"><text:span text:style-name="Strong_20_Emphasis"><text:span text:style-name="T92">stake</text:span></text:span><text:span text:style-name="Strong_20_Emphasis"><text:span text:style-name="T93">pre</text:span></text:span><text:span text:style-name="Strong_20_Emphasis"><text:span text:style-name="T92">1.</text:span></text:span><text:span text:style-name="Strong_20_Emphasis"><text:span text:style-name="T93">v</text:span></text:span><text:span text:style-name="Strong_20_Emphasis"><text:span text:style-name="T92">key = {</text:span></text:span></text:p>
      <text:p text:style-name="P38"><text:span text:style-name="Strong_20_Emphasis"><text:span text:style-name="T92"><text:s text:c="4"/>"type": "StakeVerificationKeyShelley_ed25519",</text:span></text:span></text:p>
      <text:p text:style-name="P38"><text:span text:style-name="Strong_20_Emphasis"><text:span text:style-name="T92"><text:s text:c="4"/>"description": "Stake Verification Key",</text:span></text:span></text:p>
      <text:p text:style-name="P38"><text:soft-page-break/><text:span text:style-name="Strong_20_Emphasis"><text:span text:style-name="T92"><text:s text:c="4"/>"cborHex": "58200b8b4f898fbb2069d4cf7074d366ec146232868a9f9f21560f1e2e061aa253ea"</text:span></text:span></text:p>
      <text:p text:style-name="P38"><text:span text:style-name="Strong_20_Emphasis"><text:span text:style-name="T92">}</text:span></text:span></text:p>
      <text:h text:style-name="P33" text:outline-level="4"><text:span text:style-name="Strong_20_Emphasis"><text:span text:style-name="T90">Create <text:s/></text:span></text:span><text:span text:style-name="Strong_20_Emphasis"><text:span text:style-name="T97">payment </text:span></text:span><text:span text:style-name="Strong_20_Emphasis"><text:span text:style-name="T90">address</text:span></text:span><text:span text:style-name="Strong_20_Emphasis">:</text:span></text:h>
      <text:p text:style-name="P95"><text:span text:style-name="Strong_20_Emphasis"><text:span text:style-name="T26">CLI address build --payment-verification-key-file preprod1.vkey --stake-verification-key-file </text:span></text:span><text:span text:style-name="Strong_20_Emphasis"><text:span text:style-name="T28">stakepre1</text:span></text:span><text:span text:style-name="Strong_20_Emphasis"><text:span text:style-name="T26">.vkey --out-file </text:span></text:span><text:span text:style-name="Strong_20_Emphasis"><text:span text:style-name="T27">pre1</text:span></text:span><text:span text:style-name="Strong_20_Emphasis"><text:span text:style-name="T28">payment</text:span></text:span><text:span text:style-name="Strong_20_Emphasis"><text:span text:style-name="T27">.addr</text:span></text:span><text:span text:style-name="Strong_20_Emphasis"><text:span text:style-name="T26"> --testnet-magic 1</text:span></text:span></text:p>
      <text:p text:style-name="P38"><text:span text:style-name="Strong_20_Emphasis"><text:span text:style-name="T92">pre1</text:span></text:span><text:span text:style-name="Strong_20_Emphasis"><text:span text:style-name="T94">payment</text:span></text:span><text:span text:style-name="Strong_20_Emphasis"><text:span text:style-name="T92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90">Create stake address</text:span></text:span><text:span text:style-name="Strong_20_Emphasis">:</text:span></text:h>
      <text:p text:style-name="P38"><text:span text:style-name="Strong_20_Emphasis"><text:span text:style-name="T15">CLI stake-address build --</text:span></text:span><text:span text:style-name="Strong_20_Emphasis"><text:span text:style-name="T21">stake-</text:span></text:span><text:span text:style-name="Strong_20_Emphasis"><text:span text:style-name="T15">verification-key-file <text:s/></text:span></text:span><text:span text:style-name="Strong_20_Emphasis"><text:span text:style-name="T64">stakepre1</text:span></text:span><text:span text:style-name="Strong_20_Emphasis"><text:span text:style-name="T15">.vkey --out-file </text:span></text:span><text:span text:style-name="Strong_20_Emphasis"><text:span text:style-name="T61">pre1</text:span></text:span><text:span text:style-name="Strong_20_Emphasis"><text:span text:style-name="T65">stake</text:span></text:span><text:span text:style-name="Strong_20_Emphasis"><text:span text:style-name="T61">.addr</text:span></text:span><text:span text:style-name="Strong_20_Emphasis"><text:span text:style-name="T15"> --testnet-magic 1</text:span></text:span></text:p>
      <text:p text:style-name="P38"><text:span text:style-name="Strong_20_Emphasis"><text:span text:style-name="T92">pre1</text:span></text:span><text:span text:style-name="Strong_20_Emphasis"><text:span text:style-name="T93">stake</text:span></text:span><text:span text:style-name="Strong_20_Emphasis"><text:span text:style-name="T92">.addr <text:s/>= stake_test1upph9a9rjvqazsh7ju63c7hcvdxnrguzpfq6xev7qlqcvtctyyrer</text:span></text:span></text:p>
      <text:h text:style-name="P35" text:outline-level="4"><text:span text:style-name="Strong_20_Emphasis"><text:span text:style-name="T92"/></text:span></text:h>
      <text:h text:style-name="P111" text:outline-level="2"><text:span text:style-name="Strong_20_Emphasis"><text:span text:style-name="T29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70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70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70">--tx-file tx.signed</text:p>
      <text:p text:style-name="P70"/>
      <text:p text:style-name="P40"><text:span text:style-name="Strong_20_Emphasis"><text:span text:style-name="T50">C</text:span></text:span><text:span text:style-name="Strong_20_Emphasis"><text:span text:style-name="T49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70"/>
      <text:h text:style-name="P112" text:outline-level="2">MINTING NATIVE ASSET</text:h>
      <text:h text:style-name="P44" text:outline-level="4">Crear el fichero .script</text:h>
      <text:p text:style-name="P8">Cálculo del HASH</text:p>
      <text:p text:style-name="P8"/>
      <text:p text:style-name="P8"><draw:frame text:anchor-type="paragraph" draw:z-index="18" draw:name="Shape 5" draw:style-name="gr3" draw:text-style-name="P136" svg:width="15.9cm" svg:height="1.167cm" svg:x="0.049cm" svg:y="0.229cm"><draw:text-box><text:p><text:span text:style-name="T119">CLI address key-hash --payment-verification-key-file preprod1.vkey <text:s/>--out-file preprod1.hash</text:span></text:p><text:p><text:span text:style-name="T119">d739ff308ecd63b4854e077e9d1fa7fa53dcce33dfffe2b1f5ad29df</text:span></text:p></draw:text-box></draw:frame></text:p>
      <text:p text:style-name="P8"/>
      <text:p text:style-name="P8"/>
      <text:p text:style-name="P8"/>
      <text:h text:style-name="P97" text:outline-level="4"><text:span text:style-name="T33">F</text:span><text:span text:style-name="T32">ichero </text:span><text:span text:style-name="T34">policy</text:span><text:span text:style-name="T32">.script</text:span></text:h>
      <text:p text:style-name="P98"><draw:frame text:anchor-type="paragraph" draw:z-index="17" draw:name="Shape 4" draw:style-name="gr8" draw:text-style-name="P139" svg:width="15.9cm" svg:height="2.093cm" svg:x="0.049cm" svg:y="0.229cm"><draw:text-box><text:p><text:span text:style-name="T124">{</text:span></text:p><text:p text:style-name="P138"><text:span text:style-name="T125"><text:tab/></text:span><text:span text:style-name="T125"><text:tab/></text:span><text:span text:style-name="T125"><text:tab/></text:span><text:span text:style-name="T125"> <text:s text:c="2"/></text:span><text:span text:style-name="T125"><text:tab/></text:span><text:span text:style-name="T125"><text:tab/></text:span><text:span text:style-name="T125"><text:tab/></text:span><text:span text:style-name="T125"><text:tab/></text:span><text:span text:style-name="T125"> <text:s text:c="2"/></text:span><text:span text:style-name="T125">"keyHash":"</text:span><text:span text:style-name="T126">d739ff308ecd63b4854e077e9d1fa7fa53dcce33dfffe2b1f5ad29df</text:span><text:span text:style-name="T125">",</text:span></text:p><text:p><text:span text:style-name="T124"><text:tab/></text:span><text:span text:style-name="T124">"type": "sig"</text:span></text:p><text:p><text:span text:style-name="T124">}</text:span></text:p></draw:text-box></draw:frame><text:span text:style-name="Source_20_Text"/></text:p>
      <text:p text:style-name="P69"/>
      <text:h text:style-name="P62" text:outline-level="4"/>
      <text:h text:style-name="P62" text:outline-level="4"/>
      <text:h text:style-name="P44" text:outline-level="4"><text:span text:style-name="T15">C</text:span>rear policyID</text:h>
      <text:p text:style-name="P45"><draw:frame text:anchor-type="paragraph" draw:z-index="16" draw:name="Shape 3" draw:style-name="gr4" draw:text-style-name="P136" svg:width="15.9cm" svg:height="0.997cm" svg:x="0.049cm" svg:y="0.229cm"><draw:text-box><text:p><text:span text:style-name="T119">CLI transaction policyid --script-file policy.script</text:span></text:p><text:p><text:span text:style-name="T119">bda714dac42c0c1c8303cf1b109b18cdfd04f8a578432895ac8e1ee4</text:span></text:p></draw:text-box></draw:frame><text:span text:style-name="Source_20_Text"><text:span text:style-name="T95"/></text:span></text:p>
      <text:p text:style-name="P45"><text:span text:style-name="Source_20_Text"><text:span text:style-name="T95"/></text:span></text:p>
      <text:p text:style-name="P45"><text:span text:style-name="Source_20_Text"><text:span text:style-name="T95"/></text:span></text:p>
      <text:h text:style-name="P44" text:outline-level="4"/>
      <text:h text:style-name="P44" text:outline-level="4"><text:span text:style-name="T99">Crear transacción </text:span><text:span text:style-name="T100">MINT</text:span></text:h>
      <text:p text:style-name="P96">Token name = String in hex </text:p>
      <text:p text:style-name="P49"><text:span text:style-name="Source_20_Text"><text:span text:style-name="T96">policyscirpt = Path donde se encuentra el fichero .script</text:span></text:span></text:p>
      <text:p text:style-name="P49"><text:span text:style-name="Source_20_Text"><text:span text:style-name="T96"/></text:span></text:p>
      <text:p text:style-name="Text_20_body">Base16 encode your assetName:</text:p>
      <text:p text:style-name="P48"><text:span text:style-name="Source_20_Text"><text:span text:style-name="T96"/></text:span></text:p>
      <text:p text:style-name="P48"><draw:frame text:anchor-type="paragraph" draw:z-index="15" draw:name="Shape 2" draw:style-name="gr4" draw:text-style-name="P136" svg:width="15.9cm" svg:height="0.997cm" svg:x="0.049cm" svg:y="0.229cm"><draw:text-box><text:p><text:span text:style-name="T127">$ echo -n "myassetname" | xxd -ps</text:span></text:p><text:p text:style-name="P140"><text:span text:style-name="T123">6d7961737365746e616d65</text:span></text:p></draw:text-box></draw:frame><text:span text:style-name="Source_20_Text"><text:span text:style-name="T96"/></text:span></text:p>
      <text:h text:style-name="P42" text:outline-level="4"/>
      <text:p text:style-name="P57">Transacción <text:span text:style-name="T102">mint</text:span></text:p>
      <text:p text:style-name="P57"><draw:frame text:anchor-type="paragraph" draw:z-index="19" draw:name="Shape 6" draw:style-name="gr7" draw:text-style-name="P136" svg:width="15.9cm" svg:height="7.376cm" svg:x="0.049cm" svg:y="0.229cm"><draw:text-box><text:p><text:span text:style-name="T123">$ CLI transaction build --babbage-era --testnet-magic 1 --tx-in d1fdf7de73288ce9db78926ab7b716ecab63f31cddc13f35d8636670ac04a02d#0 --tx-out addr_test1vrtnnles3mxk8dy9fcrha8gl5la98hxwx00llc437kkjnhcqsxc8r+5000000+"1000 bda714dac42c0c1c8303cf1b109b18cdfd04f8a578432895ac8e1ee4.4c616e64 + 100 bda714dac42c0c1c8303cf1b109b18cdfd04f8a578432895ac8e1ee4.4275696c64 + 10 bda714dac42c0c1c8303cf1b109b18cdfd04f8a578432895ac8e1ee4.51756172746572" --mint "1000 bda714dac42c0c1c8303cf1b109b18cdfd04f8a578432895ac8e1ee4.4c616e64 + 100 bda714dac42c0c1c8303cf1b109b18cdfd04f8a578432895ac8e1ee4.4275696c64 + 10 bda714dac42c0c1c8303cf1b109b18cdfd04f8a578432895ac8e1ee4.51756172746572" --mint-script-file ses-policy.script --change-address addr_test1vrtnnles3mxk8dy9fcrha8gl5la98hxwx00llc437kkjnhcqsxc8r --protocol-params-file protocol.json --out-file tx.raw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>Firmar transacción</text:p>
      <text:p text:style-name="P57"/>
      <text:p text:style-name="P57"><draw:frame text:anchor-type="paragraph" draw:z-index="20" draw:name="Shape 7" draw:style-name="gr4" draw:text-style-name="P136" svg:width="15.9cm" svg:height="0.997cm" svg:x="0.049cm" svg:y="-0.437cm"><draw:text-box><text:p><text:span text:style-name="T123">$ CLI transaction sign --signing-key-file preprod1.skey --testnet-magic 1 --tx-body-file tx.raw --out-file tx.signed</text:span></text:p></draw:text-box></draw:frame></text:p>
      <text:p text:style-name="P57"/>
      <text:p text:style-name="P57">Enviar transacción</text:p>
      <text:h text:style-name="P42" text:outline-level="4"><draw:frame text:anchor-type="paragraph" draw:z-index="21" draw:name="Shape 8" draw:style-name="gr1" draw:text-style-name="P136" svg:width="15.9cm" svg:height="1.555cm" svg:x="0.049cm" svg:y="0.229cm"><draw:text-box><text:p><text:span text:style-name="T123">$ CLI transaction submit --tx-file tx.signed --testnet-magic 1</text:span></text:p><text:p><text:span text:style-name="T123"/></text:p><text:p><text:span text:style-name="T123">cda5cb0173a27f90d298700e55675d1b9df8c000c1c53ed9b9220ccfb7a08c8#1</text:span></text:p><text:p><text:span text:style-name="T123"/></text:p></draw:text-box></draw:frame></text:h>
      <text:h text:style-name="P42" text:outline-level="4"/>
      <text:h text:style-name="P42" text:outline-level="4"/>
      <text:h text:style-name="P113" text:outline-level="2"/>
      <text:h text:style-name="P114" text:outline-level="2">MINTING <text:span text:style-name="T102">PLUTUS </text:span><text:s/><text:span text:style-name="T102">TOKEN </text:span><text:span text:style-name="T103">v1</text:span></text:h>
      <text:h text:style-name="P56" text:outline-level="4">Ejecutar nix-shell</text:h>
      <text:list xml:id="list1780979043" text:style-name="L1">
        <text:list-item>
          <text:h text:style-name="P119" text:outline-level="4"><text:span text:style-name="T43">Posicionarse en el directorio</text:span><text:span text:style-name="T44"> plutus-app <text:s/></text:span><text:span text:style-name="T43">comprobar que la versión de git es la </text:span><text:span text:style-name="T44">v2022-04-06 </text:span></text:h>
          <text:h text:style-name="P119" text:outline-level="4"><text:span text:style-name="T109">opt/DEV/PLUTUS/plutus-apps</text:span><text:span text:style-name="T110">$ nix-shell </text:span><text:span text:style-name="T80">--extra-experimental-features flakes</text:span><text:span text:style-name="T79"> </text:span></text:h>
        </text:list-item>
        <text:list-item>
          <text:h text:style-name="P121" text:outline-level="4">Moverse al directorio de trabajo</text:h>
          <text:h text:style-name="P123" text:outline-level="4"><text:span text:style-name="T45">nix-shell:/opt/DEV/PLUTUS/plutus-apps]</text:span><text:span text:style-name="T46">$ cd ../ppbl-course-02/project-02</text:span></text:h>
        </text:list-item>
        <text:list-item>
          <text:h text:style-name="P120" text:outline-level="4"><text:span text:style-name="T35">Ejecutar </text:span><text:span text:style-name="Source_20_Text">repl</text:span></text:h>
        </text:list-item>
        <text:list-item>
          <text:h text:style-name="P120" text:outline-level="4"><text:span text:style-name="T35">cabal <text:s/></text:span><text:span text:style-name="T37">update; </text:span><text:span text:style-name="Source_20_Text"><text:span text:style-name="T113">cabal build; cabal repl</text:span></text:span><text:span text:style-name="T35"> </text:span></text:h>
          <text:h text:style-name="P124" text:outline-level="4">WriteMintingValidatorScript</text:h>
          <text:h text:style-name="P119" text:outline-level="4"><text:span text:style-name="T41">se crea el fichero </text:span><text:span text:style-name="T36">my-minting-script.plutus </text:span><text:span text:style-name="T42"><text:s/></text:span><text:span text:style-name="T41">similar al fichero .script del ejemplo Token nativo, pero generado con el </text:span><text:span text:style-name="T35">writeMintingValidatorScript <text:s/></text:span><text:span text:style-name="T41">script plutus.</text:span></text:h>
        </text:list-item>
      </text:list>
      <text:h text:style-name="P46" text:outline-level="4"><text:span text:style-name="T15">C</text:span>rear policyID</text:h>
      <text:p text:style-name="P47"><draw:frame text:anchor-type="paragraph" draw:z-index="22" draw:name="Shape 9" draw:style-name="gr4" draw:text-style-name="P136" svg:width="15.9cm" svg:height="0.997cm" svg:x="0.049cm" svg:y="0.229cm"><draw:text-box><text:p><text:span text:style-name="T119">CLI transaction policyid --script-file my-minting-script.plutus</text:span></text:p><text:p><text:span text:style-name="T119">a10aa40d0ec3fd4c8fa33a2910fb27941ae8b7ad2a5b0c30816f7a20</text:span></text:p></draw:text-box></draw:frame><text:span text:style-name="Source_20_Text"><text:span text:style-name="T95"/></text:span></text:p>
      <text:p text:style-name="P47"><text:span text:style-name="Source_20_Text"><text:span text:style-name="T95"/></text:span></text:p>
      <text:p text:style-name="P47"><text:span text:style-name="Source_20_Text"><text:span text:style-name="T95"/></text:span></text:p>
      <text:h text:style-name="P46" text:outline-level="4"><text:span text:style-name="T15">C</text:span>rear <text:span text:style-name="T102">redeemer,json</text:span></text:h>
      <text:p text:style-name="P47"><draw:frame text:anchor-type="paragraph" draw:z-index="23" draw:name="Shape 10" draw:style-name="gr4" draw:text-style-name="P136" svg:width="15.9cm" svg:height="0.997cm" svg:x="0.049cm" svg:y="0.229cm"><draw:text-box><text:p><text:span text:style-name="T119">{"constructor":0,"fields":[]}</text:span></text:p></draw:text-box></draw:frame><text:span text:style-name="Source_20_Text"><text:span text:style-name="T95"/></text:span></text:p>
      <text:p text:style-name="P47"><text:span text:style-name="Source_20_Text"><text:span text:style-name="T95"/></text:span></text:p>
      <text:p text:style-name="P47"><text:span text:style-name="Source_20_Text"><text:span text:style-name="T95"/></text:span></text:p>
      <text:p text:style-name="P58">Transacción <text:span text:style-name="T102">mint</text:span></text:p>
      <text:p text:style-name="P58"><draw:frame text:anchor-type="paragraph" draw:z-index="24" draw:name="Shape 11" draw:style-name="gr6" draw:text-style-name="P136" svg:width="15.9cm" svg:height="5.823cm" svg:x="0.049cm" svg:y="0.229cm"><draw:text-box><text:p><text:span text:style-name="T123">$ CLI transaction build --babbage-era --testnet-magic 1 --tx-in e75ed3cf2ab008df90b60741f0e522b29cc36c7a274f4e69f51e4bef9b935b9c#0 --tx-out addr_test1vrtnnles3mxk8dy9fcrha8gl5la98hxwx00llc437kkjnhcqsxc8r+5000000+"10 a10aa40d0ec3fd4c8fa33a2910fb27941ae8b7ad2a5b0c30816f7a20.43697479" --mint "10 a10aa40d0ec3fd4c8fa33a2910fb27941ae8b7ad2a5b0c30816f7a20.43697479" --mint-script-file my-minting-script.plutus --mint-redeemer-file redeemer.json --tx-in-collateral e75ed3cf2ab008df90b60741f0e522b29cc36c7a274f4e69f51e4bef9b935b9c#1 --change-address addr_test1vrtnnles3mxk8dy9fcrha8gl5la98hxwx00llc437kkjnhcqsxc8r --protocol-params-file protocol.json --out-file tx.raw</text:span></text:p><text:p><text:span text:style-name="T123"/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Firmar transacción</text:p>
      <text:p text:style-name="P58"/>
      <text:p text:style-name="P58"><draw:frame text:anchor-type="paragraph" draw:z-index="25" draw:name="Shape 12" draw:style-name="gr4" draw:text-style-name="P136" svg:width="15.9cm" svg:height="0.997cm" svg:x="0.049cm" svg:y="-0.437cm"><draw:text-box><text:p><text:span text:style-name="T123">$ CLI transaction sign --signing-key-file preprod1.skey --testnet-magic 1 --tx-body-file tx.raw --out-file tx.signed</text:span></text:p></draw:text-box></draw:frame><text:soft-page-break/></text:p>
      <text:p text:style-name="P58"/>
      <text:p text:style-name="P58">Enviar transacción</text:p>
      <text:h text:style-name="P43" text:outline-level="4"><draw:frame text:anchor-type="paragraph" draw:z-index="26" draw:name="Shape 13" draw:style-name="gr1" draw:text-style-name="P136" svg:width="15.9cm" svg:height="1.555cm" svg:x="0.049cm" svg:y="0.229cm"><draw:text-box><text:p><text:span text:style-name="T123">$ CLI transaction submit --tx-file tx.signed --testnet-magic 1</text:span></text:p><text:p><text:span text:style-name="T123"/></text:p><text:p><text:span text:style-name="T123">66661951541b995516a22fbd852594e1e1a3556080949d4d6801c14b4ee0e532#1</text:span></text:p><text:p><text:span text:style-name="T123"/></text:p></draw:text-box></draw:frame></text:h>
      <text:h text:style-name="P43" text:outline-level="4"/>
      <text:h text:style-name="P109" text:outline-level="2"/>
      <text:h text:style-name="P109" text:outline-level="2">MINTING <text:span text:style-name="T104">METADATA TRANSACTION</text:span></text:h>
      <text:h text:style-name="P50" text:outline-level="4"><text:span text:style-name="T15">C</text:span>rear <text:span text:style-name="T104">metadata.</text:span><text:span text:style-name="T102">json</text:span></text:h>
      <text:p text:style-name="P51"><draw:frame text:anchor-type="paragraph" draw:z-index="27" draw:name="Shape 14" draw:style-name="gr4" draw:text-style-name="P136" svg:width="15.9cm" svg:height="0.997cm" svg:x="0.049cm" svg:y="0.229cm"><draw:text-box><text:p><text:span text:style-name="T119">{"1618033":"Hello Plutus PBL Summer 2022!!!"}</text:span></text:p></draw:text-box></draw:frame><text:span text:style-name="Source_20_Text"><text:span text:style-name="T95"/></text:span></text:p>
      <text:p text:style-name="P51"><text:span text:style-name="Source_20_Text"><text:span text:style-name="T95"/></text:span></text:p>
      <text:p text:style-name="P51"><text:span text:style-name="Source_20_Text"><text:span text:style-name="T95"/></text:span></text:p>
      <text:h text:style-name="P64" text:outline-level="4"/>
      <text:p text:style-name="P59">Transacción <text:span text:style-name="T102">mint</text:span></text:p>
      <text:p text:style-name="P58"><draw:frame text:anchor-type="paragraph" draw:z-index="28" draw:name="Shape 15" draw:style-name="gr5" draw:text-style-name="P137" svg:width="18.075cm" svg:height="3.255cm" svg:x="0.049cm" svg:y="0.053cm"><draw:text-box><text:p><text:span text:style-name="T121">CLI transaction build --babbage-era --testnet-magic 1 </text:span></text:p><text:p><text:span text:style-name="T121">--tx-in e3d0f598abe67485c7082a805cb6f2e76c431976fa2deaa88f52ff40dd5244d2#0 </text:span></text:p><text:p><text:span text:style-name="T121">--tx-out addr_test1vrtnnles3mxk8dy9fcrha8gl5la98hxwx00llc437kkjnhcqsxc8r+4830847 </text:span></text:p><text:p><text:span text:style-name="T122">--metadata-json-file</text:span><text:span text:style-name="T121"> /opt/DEV/PLUTUS/ppbl-course-02/activitis/project-02/metadata/</text:span><text:span text:style-name="T122">metadata.json</text:span><text:span text:style-name="T121"> </text:span></text:p><text:p><text:span text:style-name="T121">--change-address addr_test1vrtnnles3mxk8dy9fcrha8gl5la98hxwx00llc437kkjnhcqsxc8r </text:span></text:p><text:p><text:span text:style-name="T121">--protocol-params-file protocol.json </text:span></text:p><text:p><text:span text:style-name="T121">--out-file </text:span><text:span text:style-name="T122">tx.raw</text:span></text:p></draw:text-box></draw:frame></text:p>
      <text:p text:style-name="P59"/>
      <text:p text:style-name="P59"/>
      <text:p text:style-name="P59"/>
      <text:p text:style-name="P59"/>
      <text:p text:style-name="P59">Firmar transacción</text:p>
      <text:p text:style-name="P99"><draw:frame text:anchor-type="paragraph" draw:z-index="29" draw:name="Shape 16" draw:style-name="gr3" draw:text-style-name="P136" svg:width="15.9cm" svg:height="1.167cm" svg:x="0.049cm" svg:y="0.229cm"><draw:text-box><text:p><text:span text:style-name="T119">CLI transaction sign --signing-key-file preprod1.skey --testnet-magic 1 --tx-body-file tx.raw --out-file </text:span><text:span text:style-name="T120">tx.signed</text:span></text:p><text:p><text:span text:style-name="T120"/></text:p></draw:text-box></draw:frame></text:p>
      <text:p text:style-name="P63"/>
      <text:p text:style-name="P59">Enviar transacción</text:p>
      <text:p text:style-name="P63"><draw:frame text:anchor-type="paragraph" draw:z-index="30" draw:name="Shape 17" draw:style-name="gr4" draw:text-style-name="P136" svg:width="15.9cm" svg:height="0.997cm" svg:x="0.049cm" svg:y="0.229cm"><draw:text-box><text:p><text:span text:style-name="T119">CLI transaction </text:span><text:span text:style-name="T120">submit</text:span><text:span text:style-name="T119"> --tx-file tx.signed --testnet-magic 1</text:span></text:p></draw:text-box></draw:frame></text:p>
      <text:p text:style-name="P63"/>
      <text:h text:style-name="P110" text:outline-level="2">Run Plutus PBL Front End Template Locally</text:h>
      <text:p text:style-name="P52"><draw:frame text:anchor-type="paragraph" draw:z-index="31" draw:name="Shape 18" draw:style-name="gr1" draw:text-style-name="P136" svg:width="15.9cm" svg:height="1.555cm" svg:x="0.049cm" svg:y="0.229cm"><draw:text-box><text:p><text:span text:style-name="T119">cd ppbl-front-end-template</text:span></text:p><text:p><text:span text:style-name="T119">yarn install</text:span></text:p><text:p><text:span text:style-name="T119">yarn dev</text:span></text:p><text:p><text:span text:style-name="T119"/></text:p></draw:text-box></draw:frame></text:p>
      <text:p text:style-name="P63"/>
      <text:p text:style-name="P63"/>
      <text:p text:style-name="P63"><text:a xlink:type="simple" xlink:href="http://localhost:3000/" text:style-name="Internet_20_link" text:visited-style-name="Visited_20_Internet_20_Link">http://localhost:3000</text:a></text:p>
      <text:p text:style-name="P104"/>
      <text:p text:style-name="P101">project-<text:span text:style-name="T105">204</text:span></text:p>
      <text:p text:style-name="Text_20_body"/>
      <text:p text:style-name="Text_20_body"/>
      <text:h text:style-name="P115" text:outline-level="3"><text:span text:style-name="Strong_20_Emphasis">What are the elements of a validator</text:span></text:h>
      <text:p text:style-name="P63">the datum, the redeemer and the context</text:p>
      <text:p text:style-name="P65"/>
      <text:h text:style-name="Heading_20_3" text:outline-level="3">datum</text:h>
      <text:p text:style-name="P100">Elemento obligatorio para el proceso de validación, permite bloquear o desbloquear fondos de un script address.</text:p>
      <text:p text:style-name="Text_20_body"><text:span text:style-name="T105">Puede tener el tipo de dato que se necesite, normalemente definido en un data de haskell </text:span><text:span text:style-name="Source_20_Text"><text:span text:style-name="T105">data myDatum = myDatum</text:span></text:span></text:p>
      <text:p text:style-name="P67"/>
      <text:h text:style-name="Heading_20_3" text:outline-level="3">redeemer</text:h>
      <text:p text:style-name="P100">Elemento obligatorio para el proceso de validación, se puede utilizar como un valor que el validator <text:s/>espera un valor preciso.</text:p>
      <text:p text:style-name="P100"/>
      <text:h text:style-name="Heading_20_3" text:outline-level="3"><text:span text:style-name="T108">c</text:span>ontext</text:h>
      <text:p text:style-name="P100">Conjunto de información relacionada con una transaccion, puede contener parametros requeridos y opcionales.</text:p>
      <text:p text:style-name="P65"/>
      <text:h text:style-name="P60" text:outline-level="4">Crear json DATUM</text:h>
      <text:p text:style-name="P103">Fichero .json que contiene la información de las variables con las que va a trabajar el scr<text:span text:style-name="T111">i</text:span>pt. </text:p>
      <text:p text:style-name="P103"><text:span text:style-name="T111">Se lanza el entorno </text:span><text:span text:style-name="T66">NIX-SHELL </text:span><text:span text:style-name="T67">cabal repl</text:span></text:p>
      <text:p text:style-name="P105"><text:span text:style-name="T22">S</text:span><text:span text:style-name="T15">e modifica el fichero </text:span><text:span text:style-name="T61">PpblCompiler.hs </text:span><text:span text:style-name="T15"><text:s/>para asignar los nuevo valores</text:span></text:p>
      <text:p text:style-name="P103"><text:span text:style-name="T111">Se ejecuta la función </text:span><text:span text:style-name="T66">writePpblDatum</text:span><text:span text:style-name="T111"> <text:s/></text:span><text:span text:style-name="T114">y se crea el fichero </text:span><text:span text:style-name="T106">MyPpblDatum.json</text:span><text:span text:style-name="T107"> </text:span></text:p>
      <text:p text:style-name="P102"/>
      <text:h text:style-name="P61" text:outline-level="4"><text:span text:style-name="T112">Obtener hash from</text:span> DATUM</text:h>
      <text:p text:style-name="P103"><draw:frame text:anchor-type="paragraph" draw:z-index="33" draw:name="Shape 20" draw:style-name="gr3" draw:text-style-name="P136" svg:width="15.9cm" svg:height="1.167cm" svg:x="0.049cm" svg:y="0.229cm"><draw:text-box><text:p><text:span text:style-name="T119">CLI transaction hash-script-data --script-data-file MyPpblDatum.json &gt;&gt; sale.hash</text:span></text:p><text:p><text:span text:style-name="T119">3ceb17d6702c23286dab4352f367a9614588d53099c39f31cd618e2851a56731</text:span></text:p></draw:text-box></draw:frame></text:p>
      <text:p text:style-name="Text_20_body"/>
      <text:p text:style-name="Text_20_body"/>
      <text:p text:style-name="P105"><text:soft-page-break/><text:span text:style-name="T22">S</text:span><text:span text:style-name="T15">e modifica el fichero </text:span><text:span text:style-name="T61">PpblCompiler.hs </text:span><text:span text:style-name="T15"><text:s/>para asignar el nuevo <text:s/>hash del DATUM </text:span></text:p>
      <text:p text:style-name="P106"><text:span text:style-name="T111">Se ejecuta la función </text:span><text:span text:style-name="T66">writePpbl</text:span><text:span text:style-name="T68">Script</text:span><text:span text:style-name="T111"> <text:s/></text:span><text:span text:style-name="T114">y se crea el fichero </text:span><text:span text:style-name="T69">MyValidator.plutus</text:span></text:p>
      <text:p text:style-name="Text_20_body"/>
      <text:h text:style-name="P53" text:outline-level="4"><text:span text:style-name="T15">C</text:span>rear <text:span text:style-name="T108">script address</text:span></text:h>
      <text:p text:style-name="P54"><draw:frame text:anchor-type="paragraph" draw:z-index="32" draw:name="Shape 19" draw:style-name="gr1" draw:text-style-name="P136" svg:width="15.9cm" svg:height="1.555cm" svg:x="0.049cm" svg:y="0.229cm"><draw:text-box><text:p><text:span text:style-name="T119">CLI address build --payment-script-file MyValidator.plutus --testnet-magic 1 --out-file myval.addr</text:span></text:p><text:p><text:span text:style-name="T119"/></text:p><text:p><text:span text:style-name="T119">addr_test1wqy0j8ym4q3wutn05vkzxg8zddvgfp04l8f8pxjzh7a72dg3qxfvy</text:span></text:p></draw:text-box></draw:frame><text:span text:style-name="Source_20_Text"><text:span text:style-name="T95"/></text:span></text:p>
      <text:p text:style-name="P54"><text:span text:style-name="Source_20_Text"><text:span text:style-name="T95"/></text:span></text:p>
      <text:p text:style-name="P54"><text:span text:style-name="Source_20_Text"><text:span text:style-name="T95"/></text:span></text:p>
      <text:h text:style-name="P66" text:outline-level="4"/>
      <text:p text:style-name="P65"/>
      <text:h text:style-name="P55" text:outline-level="4"><text:span text:style-name="T115">Build transaction </text:span><text:span text:style-name="T108">script </text:span></text:h>
      <text:p text:style-name="P65"><draw:frame text:anchor-type="paragraph" draw:z-index="34" draw:name="Shape 21" draw:style-name="gr2" draw:text-style-name="P136" svg:width="15.9cm" svg:height="3.495cm" svg:x="0.049cm" svg:y="0.229cm"><draw:text-box><text:p><text:span text:style-name="T119">CLI transaction build --babbage-era --$testnet <text:s/></text:span></text:p><text:p><text:span text:style-name="T119">--tx-in $txhash#$txix <text:s/></text:span></text:p><text:p><text:span text:style-name="T119">--tx-out $s_address+$s_output <text:s/></text:span></text:p><text:p><text:span text:style-name="T119">--tx-out-datum-hash c9c310f057d7cef9c523c9b5447efa4d8d0db597d88412af6f82e2984198c57d <text:s/></text:span></text:p><text:p><text:span text:style-name="T119">--change-address $address </text:span></text:p><text:p><text:span text:style-name="T119">--out-file tx.raw</text:span></text:p><text:p><text:span text:style-name="T119"/></text:p><text:p><text:span text:style-name="T119">addr_test1wqy0j8ym4q3wutn05vkzxg8zddvgfp04l8f8pxjzh7a72dg3qxfvy</text:span></text:p></draw:text-box></draw:frame></text:p>
      <text:p text:style-name="P65"/>
      <text:p text:style-name="Title"/>
      <text:p text:style-name="Text_20_body"/>
      <text:p text:style-name="Text_20_body"/>
      <text:p text:style-name="P134">Project-301 faucet</text:p>
      <text:p text:style-name="P130"/>
      <text:p text:style-name="P133">CREAR fichero .plutus</text:p>
      <text:p text:style-name="P130">Ejecutar NIX SHELL en el directorio del proyecto.</text:p>
      <text:p text:style-name="P131"><text:span text:style-name="T116">Ejecutar la función </text:span><text:span text:style-name="T4">writeFaucetScript </text:span><text:span text:style-name="T116">→ Crea el fichero </text:span><text:span text:style-name="T70">ppbl-faucet-preprod-LAND.plutus</text:span><text:span text:style-name="T116"> en el diretorio </text:span><text:span text:style-name="T70">output</text:span><text:span text:style-name="T116"> </text:span></text:p>
      <text:p text:style-name="P130"/>
      <text:h text:style-name="P125" text:outline-level="4"><text:span text:style-name="T39">Cr</text:span><text:span text:style-name="T32">ear </text:span><text:span text:style-name="T38"><text:s/>address </text:span><text:span text:style-name="T39">para el contrato</text:span></text:h>
      <text:p text:style-name="P129"><draw:frame text:anchor-type="paragraph" draw:z-index="35" draw:name="Shape 22" draw:style-name="gr1" draw:text-style-name="P136" svg:width="15.9cm" svg:height="1.555cm" svg:x="0.049cm" svg:y="0.229cm"><draw:text-box><text:p text:style-name="P135"><text:span text:style-name="T119">CLI address build --payment-script-file </text:span><text:span text:style-name="T120">ppbl-faucet-preprod-LAND.plutus</text:span><text:span text:style-name="T119"> --testnet-magic 1 --out-file faucetLAND.addr</text:span></text:p><text:p><text:span text:style-name="T119"/></text:p><text:p><text:span text:style-name="T119">addr_test1wr6ydfrw00eextwar9qqpg2clukee4s65z3egs824d7ftsqdpdnw6</text:span></text:p></draw:text-box></draw:frame><text:span text:style-name="Source_20_Text"><text:span text:style-name="T95"/></text:span></text:p>
      <text:p text:style-name="P129"><text:span text:style-name="Source_20_Text"><text:span text:style-name="T95"/></text:span></text:p>
      <text:p text:style-name="P129"><text:span text:style-name="Source_20_Text"><text:span text:style-name="T95"/></text:span></text:p>
      <text:h text:style-name="P122" text:outline-level="4"/>
      <text:p text:style-name="P132"/>
      <text:p text:style-name="P101">OLD <text:s text:c="2"/>INFORMATION</text:p>
      <text:h text:style-name="P42" text:outline-level="4">QUERYS – preguntando al nodo</text:h>
      <text:p text:style-name="P92"><text:span text:style-name="T31">E</text:span><text:span text:style-name="T30">ditar .bashrc </text:span></text:p>
      <text:p text:style-name="P92"><draw:frame text:anchor-type="paragraph" draw:z-index="10" draw:name="Shape1_9" draw:style-name="gr11" draw:text-style-name="P141" svg:width="15.9cm" svg:height="2.331cm" svg:x="0.049cm" svg:y="0.229cm"><draw:text-box><text:p><text:span text:style-name="T128"/></text:p><text:p><text:span text:style-name="T128">#NODE</text:span></text:p><text:p><text:span text:style-name="T128">alias CLI='/opt/adanode/bin/cardano-cli'</text:span></text:p><text:p><text:span text:style-name="T128"/></text:p><text:p><text:span text:style-name="T128"># testnet-magic pre-production enviroment</text:span></text:p><text:p><text:span text:style-name="T128">export MAGICT=”--testnet-magic 1” </text:span></text:p></draw:text-box></draw:frame></text:p>
      <text:p text:style-name="P92"/>
      <text:p text:style-name="P92"/>
      <text:p text:style-name="P92"/>
      <text:p text:style-name="P71">Uso en linea de comandos</text:p>
      <text:p text:style-name="P71"><draw:frame text:anchor-type="paragraph" draw:z-index="11" draw:name="Shape1_10" draw:style-name="gr10" draw:text-style-name="P142" svg:width="15.9cm" svg:height="0.742cm" svg:x="0.049cm" svg:y="0.229cm"><draw:text-box><text:p><text:span text:style-name="T131">$(echo $MAGICT)</text:span></text:p></draw:text-box></draw:frame></text:p>
      <text:p text:style-name="P71"/>
      <text:p text:style-name="P7">Estado de la red:</text:p>
      <text:p text:style-name="P72"><draw:frame text:anchor-type="paragraph" draw:z-index="0" draw:name="Shape1" draw:style-name="gr11" draw:text-style-name="P141" svg:width="15.9cm" svg:height="2.331cm" svg:x="0.049cm" svg:y="0.229cm"><draw:text-box><text:p><text:span text:style-name="T128">./cardano-cli query tip --testnet-magic 1</text:span></text:p><text:p><text:span text:style-name="T128"/></text:p><text:p><text:span text:style-name="T128">CLI query tip --testnet-magic 1</text:span></text:p><text:p><text:span text:style-name="T128"/></text:p><text:p><text:span text:style-name="T128">CLI query tip </text:span><text:span text:style-name="T131">$(echo $MAGICT)</text:span></text:p><text:p><text:span text:style-name="T131"/></text:p></draw:text-box></draw:frame></text:p>
      <text:p text:style-name="P72"/>
      <text:p text:style-name="P90"/>
      <text:p text:style-name="P90"/>
      <text:p text:style-name="P80">Slot actual:</text:p>
      <text:p text:style-name="P74"><draw:frame text:anchor-type="paragraph" draw:z-index="14" draw:name="Shape 1" draw:style-name="gr4" draw:text-style-name="P136" svg:width="15.9cm" svg:height="0.997cm" svg:x="0.049cm" svg:y="0.229cm"><draw:text-box><text:p><text:span text:style-name="T127">cardano-cli query tip --testnet-magic 1 | jq .slot?</text:span></text:p></draw:text-box></draw:frame></text:p>
      <text:p text:style-name="P73"/>
      <text:p text:style-name="P73"/>
      <text:p text:style-name="P73">Crea keys </text:p>
      <text:p text:style-name="P90"><text:span text:style-name="T51">P</text:span><text:span text:style-name="T52">ara la wallet en el directorio actual, con los ficheros test01.vkey (verification) y test01.skey (signature)</text:span>:</text:p>
      <text:p text:style-name="P90"><draw:frame text:anchor-type="paragraph" draw:z-index="1" draw:name="Shape1_0" draw:style-name="gr14" draw:text-style-name="P141" svg:width="15.9cm" svg:height="1.943cm" svg:x="0.049cm" svg:y="0.229cm"><draw:text-box><text:p><text:span text:style-name="T128">CLI address key-gen --verification-key-file preprod1.vkey --signing-key-file preprod1.skey --testnet-magic 1</text:span></text:p><text:p><text:span text:style-name="T128"/></text:p><text:p><text:span text:style-name="T128">CLI address key-gen --verification-key-file preprod2.vkey --signing-key-file preprod2.skey --testnet-magic 1</text:span></text:p></draw:text-box></draw:frame></text:p>
      <text:p text:style-name="P90"/>
      <text:p text:style-name="P73"/>
      <text:p text:style-name="P73"/>
      <text:p text:style-name="P92"><text:span text:style-name="T54">vkey </text:span><text:span text:style-name="T56">= Public Verification Key = Dirección pública de la wallet → Enviar y Recibir ada/tAda.</text:span></text:p>
      <text:p text:style-name="P92"><text:span text:style-name="T54">skey </text:span><text:span text:style-name="T56">= Private Signing Key = Dirección de la wallet → Firmar y aproba</text:span><text:span text:style-name="T57">r</text:span><text:span text:style-name="T56"> transacciones.</text:span></text:p>
      <text:p text:style-name="P81"/>
      <text:p text:style-name="P90"><text:span text:style-name="T62">Crea</text:span><text:span text:style-name="T63">r</text:span><text:span text:style-name="T62"> la wallet </text:span></text:p>
      <text:p text:style-name="P90"><text:span text:style-name="T18">E</text:span><text:span text:style-name="T52">n el directorio actual, con los ficheros test01.vkey (verification) y salida en test01.addr (wallet)</text:span>:</text:p>
      <text:p text:style-name="P90"><draw:frame text:anchor-type="paragraph" draw:z-index="2" draw:name="Shape1_1" draw:style-name="gr11" draw:text-style-name="P141" svg:width="15.9cm" svg:height="2.331cm" svg:x="0.049cm" svg:y="0.229cm"><draw:text-box><text:p><text:span text:style-name="T128">CLI address build --payment-verification-key-file preprod1.vkey --out-file preprod1.addr --testnet-magic 1</text:span></text:p><text:p><text:span text:style-name="T128"/></text:p><text:p><text:span text:style-name="T128">CLI address build --payment-verification-key-file preprod2.vkey --out-file preprod2.addr --testnet-magic 1</text:span></text:p><text:p><text:span text:style-name="T128"/></text:p></draw:text-box></draw:frame><text:soft-page-break/></text:p>
      <text:p text:style-name="P90"/>
      <text:p text:style-name="P83"/>
      <text:p text:style-name="P83"/>
      <text:p text:style-name="Text_20_body"><text:span text:style-name="T88">preprod1.addr </text:span><text:span text:style-name="T89">=</text:span><text:span text:style-name="T59"> <text:s/></text:span><text:span text:style-name="T55">addr_test1vrtnnles3mxk8dy9fcrha8gl5la98hxwx00llc437kkjnhcqsxc8r</text:span></text:p>
      <text:p text:style-name="Text_20_body"><text:span text:style-name="T88">preprod</text:span><text:span text:style-name="T89">2</text:span><text:span text:style-name="T88">.addr </text:span><text:span text:style-name="T89">=</text:span><text:span text:style-name="T51"> <text:s/></text:span><text:span text:style-name="T63">addr_test1vqlt502gqt8t3whc0ldhrzmgsp6grgdtnpz2x2f05hhew8g0ylua5</text:span></text:p>
      <text:p text:style-name="Text_20_body"/>
      <text:p text:style-name="P75"><text:span text:style-name="T52">C</text:span>onsultar transacciones</text:p>
      <text:p text:style-name="P82">Se puede utilizar <text:s/>la dirección directamente o el fichero .addr</text:p>
      <text:p text:style-name="P83"><draw:frame text:anchor-type="paragraph" draw:z-index="3" draw:name="Shape1_2" draw:style-name="gr13" draw:text-style-name="P141" svg:width="15.9cm" svg:height="3.883cm" svg:x="0.049cm" svg:y="0.229cm"><draw:text-box><text:p><text:span text:style-name="T128">CLI query utxo --testnet-magic 1--address $(cat </text:span><text:span text:style-name="T134">preprod1</text:span><text:span text:style-name="T128">.addr)</text:span></text:p><text:p><text:span text:style-name="T128"/></text:p><text:p><text:span text:style-name="T128">CLI query utxo --testnet-magic 1 --address </text:span><text:span text:style-name="T135">addr_test1vpczyxl0z74jnuefruujpdt843nt0rtxnmee4uajtlsa0ccr2ev0q</text:span></text:p><text:p><text:span text:style-name="T128"/></text:p><text:p><text:span text:style-name="T128">CLI query utxo $(echo $MAGICT) --tx-in 2a36ded94bc579560dad1873806a6795b4875eabc6fdf154a6e9a2bca40f1d85</text:span><text:span text:style-name="T129">#0</text:span></text:p><text:p><text:span text:style-name="T129"/></text:p><text:p><text:span text:style-name="T135">CLI query utxo --testnet-magic 1 --tx-in acda5cb0173a27f90d298700e55675d1b9df8c000c1c53ed9b9220ccfb7a08c8#1</text:span></text:p></draw:text-box></draw:frame></text:p>
      <text:p text:style-name="P83"/>
      <text:p text:style-name="P83"/>
      <text:p text:style-name="P83"/>
      <text:p text:style-name="P83"/>
      <text:p text:style-name="P75"/>
      <text:p text:style-name="P75"><text:span text:style-name="T71">Guardar parámetros del protocolo</text:span> transacciones</text:p>
      <text:p text:style-name="P82">Se guarda en el fic<text:span text:style-name="T101">he</text:span>ro protocol.json</text:p>
      <text:p text:style-name="P83"><draw:frame text:anchor-type="paragraph" draw:z-index="4" draw:name="Shape1_3" draw:style-name="gr12" draw:text-style-name="P141" svg:width="15.9cm" svg:height="0.779cm" svg:x="0.049cm" svg:y="0.229cm"><draw:text-box><text:p><text:span text:style-name="T128">CLI query protocol-parameters --testnet-magic 1 --out-file protocol.json</text:span></text:p></draw:text-box></draw:frame></text:p>
      <text:p text:style-name="P83"/>
      <text:p text:style-name="P83"/>
      <text:p text:style-name="P76">Crear una transación borrador (draft)</text:p>
      <text:p text:style-name="P84">Se necesita <text:span text:style-name="T72">crear un borrador para calcular </text:span><text:s/>el coste (fee). <text:span text:style-name="T73">Una única línea de comandos</text:span></text:p>
      <text:p text:style-name="P84">--<text:span text:style-name="T73">tx-in = Id de la transaccion ( </text:span><text:span text:style-name="T51">fcd64d7065130dc15f4790eb8c9a3bdd548eb719d48eb0c3dc65172639d2c7b7</text:span><text:span text:style-name="T73">) hay que indicar el número del movimeinto = (#0)</text:span></text:p>
      <text:p text:style-name="P84">--<text:span text:style-name="T73">tx-out = wallets a utilizar</text:span></text:p>
      <text:p text:style-name="P83"><draw:frame text:anchor-type="paragraph" draw:z-index="5" draw:name="Shape1_4" draw:style-name="gr1" draw:text-style-name="P141" svg:width="15.9cm" svg:height="1.555cm" svg:x="0.049cm" svg:y="0.229cm"><draw:text-box><text:p><text:span text:style-name="T128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83"/>
      <text:p text:style-name="P83"/>
      <text:p text:style-name="P83"/>
      <text:p text:style-name="P75"/>
      <text:p text:style-name="P75"><text:span text:style-name="T72">Calcular el gasto </text:span><text:span text:style-name="T74">(</text:span><text:span text:style-name="T72">fee</text:span><text:span text:style-name="T74">)</text:span></text:p>
      <text:p text:style-name="P84"><text:soft-page-break/>Se necesita calcular el coste (fee). <text:span text:style-name="T73">Una única línea de comandos</text:span></text:p>
      <text:p text:style-name="P83"><draw:frame text:anchor-type="paragraph" draw:z-index="6" draw:name="Shape1_5" draw:style-name="gr3" draw:text-style-name="P141" svg:width="15.9cm" svg:height="1.167cm" svg:x="0.049cm" svg:y="0.229cm"><draw:text-box><text:p><text:span text:style-name="T128">CLI transaction calculate-min-fee --tx-body-file tx.draft --tx-in-count </text:span><text:span text:style-name="T129">1</text:span><text:span text:style-name="T128"> --tx-out-count </text:span><text:span text:style-name="T129">2</text:span><text:span text:style-name="T128"> --witness-count </text:span><text:span text:style-name="T129">1</text:span><text:span text:style-name="T128"> --testnet-magic 1097911063 --protocol-params-file protocol.json</text:span></text:p></draw:text-box></draw:frame></text:p>
      <text:p text:style-name="P83"/>
      <text:p text:style-name="P85">Repuesta = 174169 Lovelace</text:p>
      <text:p text:style-name="P77">Importante <text:span text:style-name="T15">revisar la <text:s/>cantidad de </text:span>tx-in, tx-out <text:s/><text:span text:style-name="T15">y</text:span> witness<text:span text:style-name="T15"> para el calculo de la FEE sea correcto.</text:span></text:p>
      <text:p text:style-name="P86"/>
      <text:p text:style-name="P78">Crear la transaccion real</text:p>
      <text:p text:style-name="P7">--<text:span text:style-name="T75">tx-in </text:span><text:span text:style-name="T58"><text:s/></text:span><text:span text:style-name="T25"><text:s/><text:tab/>Transacción de origen, con el N.º de registro (#0)</text:span></text:p>
      <text:p text:style-name="P7">--tx-out<text:tab/><text:span text:style-name="T19">Wallet destino , con la cantidad (</text:span><text:span text:style-name="T77">+1</text:span><text:span text:style-name="T78">00000000</text:span><text:span text:style-name="T19">)</text:span></text:p>
      <text:p text:style-name="P92">--tx-out<text:tab/><text:span text:style-name="T19">Wallet origen , con la cantidad (</text:span><text:span text:style-name="T82">+8</text:span><text:span text:style-name="T83">99825831</text:span><text:span text:style-name="T19">)</text:span></text:p>
      <text:p text:style-name="P92">--fee<text:tab/><text:tab/><text:span text:style-name="T75">Pago a la red. (</text:span><text:span text:style-name="T84">174169</text:span><text:span text:style-name="T75">)</text:span></text:p>
      <text:p text:style-name="P92">--out-file<text:tab/><text:span text:style-name="T75">Fichero donde se guarda la tx.</text:span></text:p>
      <text:p text:style-name="P41"/>
      <text:p text:style-name="P84">Se necesita calcular el coste (fee). <text:span text:style-name="T73">Una única línea de comandos</text:span></text:p>
      <text:p text:style-name="P91">test02 100000000</text:p>
      <text:p text:style-name="P6"><text:span text:style-name="T81">test01 1000000000</text:span><text:span text:style-name="T53"> – </text:span><text:span text:style-name="T76">100000000</text:span><text:span text:style-name="T53"> = </text:span><text:span text:style-name="T81">900000000</text:span><text:span text:style-name="T53"> - <text:s/></text:span><text:span text:style-name="T85">174169</text:span><text:span text:style-name="T60"> </text:span><text:span text:style-name="T53">= </text:span><text:span text:style-name="T81">899825831</text:span></text:p>
      <text:p text:style-name="P84"><draw:frame text:anchor-type="paragraph" draw:z-index="7" draw:name="Shape1_6" draw:style-name="gr1" draw:text-style-name="P141" svg:width="15.9cm" svg:height="1.555cm" svg:x="0.049cm" svg:y="0.229cm"><draw:text-box><text:p><text:span text:style-name="T128">CLI transaction build-raw --tx-in fcd64d7065130dc15f4790eb8c9a3bdd548eb719d48eb0c3dc65172639d2c7b7#0 --tx-out $(cat ../test02/test02.addr)+</text:span><text:span text:style-name="T130">100000000</text:span><text:span text:style-name="T128"> --tx-out $(cat test01.addr)+</text:span><text:span text:style-name="T132">899825831</text:span><text:span text:style-name="T128"> --fee </text:span><text:span text:style-name="T133">174169</text:span><text:span text:style-name="T128"> --out-file tx.draft</text:span></text:p></draw:text-box></draw:frame></text:p>
      <text:p text:style-name="P84"/>
      <text:p text:style-name="P84"/>
      <text:p text:style-name="P75"><text:span text:style-name="T86">Firmar </text:span><text:span text:style-name="T72">la transaccion real</text:span></text:p>
      <text:p text:style-name="P79"><text:span text:style-name="T15">se utiliza el fichero con la clave privada</text:span> .skey</text:p>
      <text:p text:style-name="P75"><draw:frame text:anchor-type="paragraph" draw:z-index="8" draw:name="Shape1_7" draw:style-name="gr12" draw:text-style-name="P141" svg:width="15.9cm" svg:height="0.779cm" svg:x="0.049cm" svg:y="0.229cm"><draw:text-box><text:p><text:span text:style-name="T128">CLI transaction sign --tx-body-file tx.draft --signing-key-file test01.skey --testnet-magic 1097911063 --out-file tx.signed</text:span></text:p></draw:text-box></draw:frame></text:p>
      <text:p text:style-name="P75"/>
      <text:p text:style-name="P75"><text:span text:style-name="T86">Enviar </text:span><text:span text:style-name="T72">la transaccion real</text:span></text:p>
      <text:p text:style-name="P75"><draw:frame text:anchor-type="paragraph" draw:z-index="9" draw:name="Shape1_8" draw:style-name="gr12" draw:text-style-name="P141" svg:width="15.9cm" svg:height="0.779cm" svg:x="0.049cm" svg:y="0.229cm"><draw:text-box><text:p><text:span text:style-name="T128">CLI <text:s/>transaction submit --tx-file tx.signed --testnet-magic 1097911063</text:span></text:p></draw:text-box></draw:frame></text:p>
      <text:p text:style-name="P75"/>
      <text:p text:style-name="P87">Reusltado OK = Transaction successfully submitted</text:p>
      <text:p text:style-name="P78"/>
      <text:p text:style-name="P78">Añadir metadata</text:p>
      <text:p text:style-name="P88">Es necesario crear un fichero .json con la estructura adecuada. Solo se admiten claves númericas para el nivel 0</text:p>
      <text:p text:style-name="P88"><draw:frame text:anchor-type="paragraph" draw:z-index="12" draw:name="Shape1_11" draw:style-name="gr9" draw:text-style-name="P141" svg:width="15.9cm" svg:height="6.599cm" svg:x="0.049cm" svg:y="0.229cm"><draw:text-box><text:p><text:span text:style-name="T128">{</text:span></text:p><text:p><text:span text:style-name="T128">"</text:span><text:span text:style-name="T130">9999</text:span><text:span text:style-name="T128">":{</text:span></text:p><text:p><text:span text:style-name="T128"/></text:p><text:p><text:span text:style-name="T128"><text:s text:c="2"/></text:span><text:span text:style-name="T128">"nft0": {</text:span></text:p><text:p><text:span text:style-name="T128"><text:s text:c="4"/></text:span><text:span text:style-name="T128">"id": "00000",</text:span></text:p><text:p><text:span text:style-name="T128"><text:s text:c="4"/></text:span><text:span text:style-name="T128">"name": "NFT 0",</text:span></text:p><text:p><text:span text:style-name="T128"><text:s text:c="4"/></text:span><text:span text:style-name="T128">"image": "ipfs://ipfs/&lt;IPFS_HASH&gt;",</text:span></text:p><text:p><text:span text:style-name="T128"><text:s text:c="4"/></text:span><text:span text:style-name="T128">"class": 0</text:span></text:p><text:p><text:span text:style-name="T128"><text:s text:c="2"/></text:span><text:span text:style-name="T128">},</text:span></text:p><text:p><text:span text:style-name="T128"><text:s text:c="2"/></text:span><text:span text:style-name="T128">"nft1": {</text:span></text:p><text:p><text:span text:style-name="T128"><text:s text:c="4"/></text:span><text:span text:style-name="T128">"id": "00001",</text:span></text:p><text:p><text:span text:style-name="T128"><text:s text:c="4"/></text:span><text:span text:style-name="T128">"name": "NFT 1",</text:span></text:p><text:p><text:span text:style-name="T128"><text:s text:c="4"/></text:span><text:span text:style-name="T128">"image": "ipfs://ipfs/&lt;IPFS_HASH&gt;",</text:span></text:p><text:p><text:span text:style-name="T128"><text:s text:c="4"/></text:span><text:span text:style-name="T128">"class": 0</text:span></text:p><text:p><text:span text:style-name="T128"><text:s text:c="4"/></text:span><text:span text:style-name="T128">}</text:span></text:p><text:p><text:span text:style-name="T128"><text:s text:c="2"/></text:span><text:span text:style-name="T128">}</text:span></text:p><text:p><text:span text:style-name="T128">}</text:span></text:p></draw:text-box></draw:frame></text:p>
      <text:p text:style-name="P88"><text:soft-page-break/></text:p>
      <text:p text:style-name="P88"/>
      <text:p text:style-name="P88"/>
      <text:p text:style-name="P88"/>
      <text:p text:style-name="P88"/>
      <text:p text:style-name="P88"/>
      <text:p text:style-name="P89">Solo es necesario agregar el parámetro –metada-json-file, en la creación de la transacción de prueba</text:p>
      <text:p text:style-name="P88"><draw:frame text:anchor-type="paragraph" draw:z-index="13" draw:name="Shape1_12" draw:style-name="gr1" draw:text-style-name="P141" svg:width="15.9cm" svg:height="1.555cm" svg:x="0.049cm" svg:y="0.229cm"><draw:text-box><text:p><text:span text:style-name="T128">CLI transaction build-raw --tx-in abf44cbf6abc68c929a33fbd6dbf1839256e7cd868b04c00b9c12c87bcc068e5#0 --tx-out $(cat test01.addr)+0 </text:span><text:span text:style-name="T129">--metadata-json-file tokens.json</text:span><text:span text:style-name="T128"> --fee 0 --out-file tx.draft</text:span></text:p></draw:text-box></draw:frame></text:p>
      <text:p text:style-name="P88"/>
      <text:p text:style-name="P88"/>
      <text:p text:style-name="P89">Calcular fees → Crear tx con valores reales → Firmar tx → Enviar tx<text:tab/></text:p>
      <text:h text:style-name="P107" text:outline-level="1"/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7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/>
      <text:h text:style-name="Heading_20_1" text:outline-level="1">Wallet API</text:h>
      <text:p text:style-name="P4"><text:span text:style-name="T7">validator script </text:span><text:span text:style-name="T8">(</text:span><text:span text:style-name="T7">data script, redeemer script, </text:span><text:span text:style-name="T8">data)→ Bool</text:span></text:p>
      <text:p text:style-name="P12"><text:tab/>Resultado de la validación</text:p>
      <text:p text:style-name="P12"/>
      <text:p text:style-name="P9"><text:span text:style-name="T7"><text:tab/> </text:span><text:span text:style-name="T11">data script: </text:span></text:p>
      <text:p text:style-name="P9"><text:span text:style-name="T11"><text:tab/><text:tab/></text:span><text:span text:style-name="T10">ix </text:span><text:span text:style-name="T7">Indice del Output de la tx de Entrada.</text:span></text:p>
      <text:p text:style-name="P12"><text:tab/><text:tab/>Contiene información relacionada con el SC:</text:p>
      <text:p text:style-name="P9"><text:span text:style-name="T7"><text:tab/><text:tab/><text:tab/></text:span><text:span text:style-name="T10">pub key</text:span><text:span text:style-name="T7"> propietario que realiza la operación.</text:span></text:p>
      <text:p text:style-name="P9"><text:soft-page-break/><text:span text:style-name="T7"><text:tab/><text:tab/><text:tab/></text:span><text:span text:style-name="T10">Hash</text:span></text:p>
      <text:p text:style-name="P12"><text:tab/><text:tab/>Se almacena completamente en el libro contable</text:p>
      <text:p text:style-name="P5"><text:span text:style-name="T7"><text:tab/> </text:span><text:span text:style-name="T9">redeemer script:</text:span></text:p>
      <text:p text:style-name="P5"><text:span text:style-name="T9"><text:tab/><text:tab/></text:span><text:span text:style-name="T13">Indexado con el hash del validator script</text:span></text:p>
      <text:p text:style-name="P13"><text:tab/><text:tab/>Representa una acción <text:s/>devolver</text:p>
      <text:p text:style-name="P10"><text:span text:style-name="T13"><text:tab/><text:tab/></text:span><text:span text:style-name="T14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4"><text:tab/></text:span><text:span text:style-name="T12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6">(info creada por el nodo)</text:span></text:p>
      <text:p text:style-name="P15"/>
      <text:p text:style-name="P20"><text:span text:style-name="T24">addresses</text:span><text:span text:style-name="T16"> = </text:span><text:span text:style-name="T3">Hash</text:span><text:span text:style-name="T16"> del </text:span><text:span text:style-name="T5">validator script </text:span><text:span text:style-name="T16">(=a). Se calcula off-chain</text:span></text:p>
      <text:p text:style-name="P16">Pagos a un SC:</text:p>
      <text:p text:style-name="P20"><text:span text:style-name="T5"><text:tab/>ix |→ (a,c) ;<text:tab/>c=</text:span><text:span text:style-name="T16"> data script</text:span></text:p>
      <text:p text:style-name="P20"><text:span text:style-name="T5"><text:tab/></text:span><text:span text:style-name="T6">El nodo ejecutar validateScript </text:span><text:span text:style-name="T17">se pasa como parametros <text:tab/><text:tab/><text:tab/></text:span></text:p>
      <text:p text:style-name="P17"><text:tab/>validateScript vld dsc rdm</text:p>
      <text:p text:style-name="P21"><text:span text:style-name="T5"><text:tab/><text:tab/></text:span><text:span text:style-name="T17">vld <text:s/>: ValidatorScript (Hash de la address)</text:span></text:p>
      <text:p text:style-name="P21"><text:span text:style-name="T5"><text:tab/><text:tab/></text:span><text:span text:style-name="T17">dsc <text:s/>: DataScript </text:span></text:p>
      <text:p text:style-name="P21"><text:span text:style-name="T5"><text:tab/><text:tab/></text:span><text:span text:style-name="T17">rdm : ReedimerScrip</text:span></text:p>
      <text:p text:style-name="P18"/>
      <text:p text:style-name="P18"/>
      <text:h text:style-name="P117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intervalTo<text:tab/><text:tab/>:: Slot -&gt; SlotRange</text:p>
      <text:p text:style-name="P22">intersection<text:tab/><text:tab/>:: SlotRange -&gt; SlotRange -&gt; Maybe SlotRange</text:p>
      <text:p text:style-name="P22">hull<text:tab/><text:tab/><text:tab/>:: SlotRange -&gt; SlotRange -&gt; <text:s/>SlotRange</text:p>
      <text:p text:style-name="Text_20_body"/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<text:soft-page-break/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16" text:outline-level="3"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47">ACCIÓN = </text:span>./bech32 &lt;&lt;&lt; pool155cu3s06js3llfh07vnzepatfuvt3s5s7uwldt9rzz55wz7pugt </text:p>
      <text:p text:style-name="P29"><text:span text:style-name="T47">RESULTADO = </text:span>a531c8c1fa9423ffa6eff3262c87ab4f18b8c290f71df6aca310a947</text:p>
      <text:p text:style-name="P28">CODIFICAR</text:p>
      <text:p text:style-name="P30"><text:span text:style-name="T47">ACCIÓN = </text:span>./bech32 pool &lt;&lt;&lt; a531c8c1fa9423ffa6eff3262c87ab4f18b8c290f71df6aca310a947</text:p>
      <text:p text:style-name="P30"><text:span text:style-name="T47">RESULTADO = </text:span>pool155cu3s06js3llfh07vnzepatfuvt3s5s7uwldt9rzz55wz7pugt</text:p>
      <text:h text:style-name="P118" text:outline-level="3"><text:span text:style-name="T23">DUDAS </text:span>PROCESOS ???</text:h>
      <text:list xml:id="list1289822513" text:style-name="L2">
        <text:list-item>
          <text:p text:style-name="P126">How To acceder a Endpoints Off-Chain</text:p>
        </text:list-item>
        <text:list-item>
          <text:p text:style-name="P126">How To leer datos On-Chain</text:p>
        </text:list-item>
        <text:list-item>
          <text:p text:style-name="P126">How To publicar SC en Mainet</text:p>
        </text:list-item>
        <text:list-item>
          <text:p text:style-name="P127">How To actualizar SC en Mainnet</text:p>
        </text:list-item>
        <text:list-item>
          <text:p text:style-name="P128">Obtener current Slot.</text:p>
        </text:list-item>
        <text:list-item>
          <text:p text:style-name="P128"/>
        </text:list-item>
      </text:list>
      <text:p text:style-name="P24"/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5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2" style:font-family-asian="'Noto Serif CJK SC'" style:font-family-generic-asian="system" style:font-pitch-asian="variable" style:font-size-asian="12pt" style:font-weight-asian="bold" style:font-name-complex="Lohit Devanagari5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2-07T18:23:45.880731214</dc:date>
    <meta:editing-duration>P1DT23H5M53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15" meta:paragraph-count="243" meta:word-count="1281" meta:character-count="9653" meta:non-whitespace-character-count="8470"/>
  </office:meta>
</office:document-meta>
</file>